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float" office:value="0.96" calcext:value-type="float">
            <text:p>0.96</text:p>
          </table:table-cell>
          <table:table-cell table:style-name="ce1"/>
          <table:table-cell office:value-type="float" office:value="102.606" calcext:value-type="float">
            <text:p>102.606</text:p>
          </table:table-cell>
          <table:table-cell table:style-name="ce1" office:value-type="float" office:value="1.06" calcext:value-type="float">
            <text:p>1.06</text:p>
          </table:table-cell>
          <table:table-cell office:value-type="float" office:value="456.121" calcext:value-type="float">
            <text:p>456.121</text:p>
          </table:table-cell>
          <table:table-cell/>
        </table:table-row>
        <table:table-row table:style-name="ro1">
          <table:table-cell table:style-name="ce1" office:value-type="string" calcext:value-type="string">
            <text:p>Y=0 : 0.5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pt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1" office:value-type="float" office:value="239.374" calcext:value-type="float">
            <text:p>239.374</text:p>
          </table:table-cell>
          <table:table-cell table:formula="of:=0.96 + ([.D4]-[.$C$1])/([.$E$1]-[.$C$1])  * ([.$D$1]-[.$A$1])" office:value-type="float" office:value="0.998688033039616" calcext:value-type="float">
            <text:p>0.99868803303961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float" office:value="-1.196" calcext:value-type="float">
            <text:p>-1.196</text:p>
          </table:table-cell>
          <table:table-cell table:formula="of:=[.D4]+[.C5]" office:value-type="float" office:value="238.178" calcext:value-type="float">
            <text:p>238.178</text:p>
          </table:table-cell>
          <table:table-cell table:formula="of:=0.96 + ([.D5]-[.$C$1])/([.$E$1]-[.$C$1])  * ([.$D$1]-[.$A$1])" office:value-type="float" office:value="0.998349716419388" calcext:value-type="float">
            <text:p>0.99834971641938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4" calcext:value-type="float">
            <text:p>174</text:p>
          </table:table-cell>
          <table:table-cell office:value-type="float" office:value="-1.472" calcext:value-type="float">
            <text:p>-1.472</text:p>
          </table:table-cell>
          <table:table-cell table:formula="of:=[.D5]+[.C6]" office:value-type="float" office:value="236.706" calcext:value-type="float">
            <text:p>236.706</text:p>
          </table:table-cell>
          <table:table-cell table:formula="of:=0.96 + ([.D6]-[.$C$1])/([.$E$1]-[.$C$1])  * ([.$D$1]-[.$A$1])" office:value-type="float" office:value="0.997933326732953" calcext:value-type="float">
            <text:p>0.99793332673295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6" calcext:value-type="float">
            <text:p>196</text:p>
          </table:table-cell>
          <table:table-cell office:value-type="float" office:value="-1.836" calcext:value-type="float">
            <text:p>-1.836</text:p>
          </table:table-cell>
          <table:table-cell table:formula="of:=[.D6]+[.C7]" office:value-type="float" office:value="234.87" calcext:value-type="float">
            <text:p>234.87</text:p>
          </table:table-cell>
          <table:table-cell table:formula="of:=0.96 + ([.D7]-[.$C$1])/([.$E$1]-[.$C$1])  * ([.$D$1]-[.$A$1])" office:value-type="float" office:value="0.997413971118623" calcext:value-type="float">
            <text:p>0.99741397111862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office:value-type="float" office:value="-1.4" calcext:value-type="float">
            <text:p>-1.4</text:p>
          </table:table-cell>
          <table:table-cell table:formula="of:=[.D7]+[.C8]" office:value-type="float" office:value="233.47" calcext:value-type="float">
            <text:p>233.47</text:p>
          </table:table-cell>
          <table:table-cell table:formula="of:=0.96 + ([.D8]-[.$C$1])/([.$E$1]-[.$C$1])  * ([.$D$1]-[.$A$1])" office:value-type="float" office:value="0.997017948319025" calcext:value-type="float">
            <text:p>0.99701794831902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5" calcext:value-type="float">
            <text:p>245</text:p>
          </table:table-cell>
          <table:table-cell office:value-type="float" office:value="-2.365" calcext:value-type="float">
            <text:p>-2.365</text:p>
          </table:table-cell>
          <table:table-cell table:formula="of:=[.D8]+[.C9]" office:value-type="float" office:value="231.105" calcext:value-type="float">
            <text:p>231.105</text:p>
          </table:table-cell>
          <table:table-cell table:formula="of:=0.96 + ([.D9]-[.$C$1])/([.$E$1]-[.$C$1])  * ([.$D$1]-[.$A$1])" office:value-type="float" office:value="0.996348952661132" calcext:value-type="float">
            <text:p>0.99634895266113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72" calcext:value-type="float">
            <text:p>272</text:p>
          </table:table-cell>
          <table:table-cell office:value-type="float" office:value="-1.837" calcext:value-type="float">
            <text:p>-1.837</text:p>
          </table:table-cell>
          <table:table-cell table:formula="of:=[.D9]+[.C10]" office:value-type="float" office:value="229.268" calcext:value-type="float">
            <text:p>229.268</text:p>
          </table:table-cell>
          <table:table-cell table:formula="of:=0.96 + ([.D10]-[.$C$1])/([.$E$1]-[.$C$1])  * ([.$D$1]-[.$A$1])" office:value-type="float" office:value="0.995829314173373" calcext:value-type="float">
            <text:p>0.99582931417337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00" calcext:value-type="float">
            <text:p>300</text:p>
          </table:table-cell>
          <table:table-cell office:value-type="float" office:value="-2.201" calcext:value-type="float">
            <text:p>-2.201</text:p>
          </table:table-cell>
          <table:table-cell table:formula="of:=[.D10]+[.C11]" office:value-type="float" office:value="227.067" calcext:value-type="float">
            <text:p>227.067</text:p>
          </table:table-cell>
          <table:table-cell table:formula="of:=0.96 + ([.D11]-[.$C$1])/([.$E$1]-[.$C$1])  * ([.$D$1]-[.$A$1])" office:value-type="float" office:value="0.995206709757719" calcext:value-type="float">
            <text:p>0.99520670975771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30" calcext:value-type="float">
            <text:p>330</text:p>
          </table:table-cell>
          <table:table-cell office:value-type="float" office:value="-2.407" calcext:value-type="float">
            <text:p>-2.407</text:p>
          </table:table-cell>
          <table:table-cell table:formula="of:=[.D11]+[.C12]" office:value-type="float" office:value="224.66" calcext:value-type="float">
            <text:p>224.66</text:p>
          </table:table-cell>
          <table:table-cell table:formula="of:=0.96 + ([.D12]-[.$C$1])/([.$E$1]-[.$C$1])  * ([.$D$1]-[.$A$1])" office:value-type="float" office:value="0.994525833415838" calcext:value-type="float">
            <text:p>0.994525833415838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2" calcext:value-type="float">
            <text:p>362</text:p>
          </table:table-cell>
          <table:table-cell office:value-type="float" office:value="-3.059" calcext:value-type="float">
            <text:p>-3.059</text:p>
          </table:table-cell>
          <table:table-cell table:formula="of:=[.D12]+[.C13]" office:value-type="float" office:value="221.601" calcext:value-type="float">
            <text:p>221.601</text:p>
          </table:table-cell>
          <table:table-cell table:formula="of:=0.96 + ([.D13]-[.$C$1])/([.$E$1]-[.$C$1])  * ([.$D$1]-[.$A$1])" office:value-type="float" office:value="0.993660523598716" calcext:value-type="float">
            <text:p>0.993660523598716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95" calcext:value-type="float">
            <text:p>395</text:p>
          </table:table-cell>
          <table:table-cell office:value-type="float" office:value="-1.675" calcext:value-type="float">
            <text:p>-1.675</text:p>
          </table:table-cell>
          <table:table-cell table:formula="of:=[.D13]+[.C14]" office:value-type="float" office:value="219.926" calcext:value-type="float">
            <text:p>219.926</text:p>
          </table:table-cell>
          <table:table-cell table:formula="of:=0.96 + ([.D14]-[.$C$1])/([.$E$1]-[.$C$1])  * ([.$D$1]-[.$A$1])" office:value-type="float" office:value="0.993186710606339" calcext:value-type="float">
            <text:p>0.993186710606339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30" calcext:value-type="float">
            <text:p>430</text:p>
          </table:table-cell>
          <table:table-cell office:value-type="float" office:value="-2.436" calcext:value-type="float">
            <text:p>-2.436</text:p>
          </table:table-cell>
          <table:table-cell table:formula="of:=[.D14]+[.C15]" office:value-type="float" office:value="217.49" calcext:value-type="float">
            <text:p>217.49</text:p>
          </table:table-cell>
          <table:table-cell table:formula="of:=0.96 + ([.D15]-[.$C$1])/([.$E$1]-[.$C$1])  * ([.$D$1]-[.$A$1])" office:value-type="float" office:value="0.992497630935038" calcext:value-type="float">
            <text:p>0.992497630935038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68" calcext:value-type="float">
            <text:p>468</text:p>
          </table:table-cell>
          <table:table-cell office:value-type="float" office:value="-2.356" calcext:value-type="float">
            <text:p>-2.356</text:p>
          </table:table-cell>
          <table:table-cell table:formula="of:=[.D15]+[.C16]" office:value-type="float" office:value="215.134" calcext:value-type="float">
            <text:p>215.134</text:p>
          </table:table-cell>
          <table:table-cell table:formula="of:=0.96 + ([.D16]-[.$C$1])/([.$E$1]-[.$C$1])  * ([.$D$1]-[.$A$1])" office:value-type="float" office:value="0.991831181138" calcext:value-type="float">
            <text:p>0.991831181138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07" calcext:value-type="float">
            <text:p>507</text:p>
          </table:table-cell>
          <table:table-cell office:value-type="float" office:value="-1.487" calcext:value-type="float">
            <text:p>-1.487</text:p>
          </table:table-cell>
          <table:table-cell table:formula="of:=[.D16]+[.C17]" office:value-type="float" office:value="213.647" calcext:value-type="float">
            <text:p>213.647</text:p>
          </table:table-cell>
          <table:table-cell table:formula="of:=0.96 + ([.D17]-[.$C$1])/([.$E$1]-[.$C$1])  * ([.$D$1]-[.$A$1])" office:value-type="float" office:value="0.991410548350141" calcext:value-type="float">
            <text:p>0.99141054835014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48" calcext:value-type="float">
            <text:p>548</text:p>
          </table:table-cell>
          <table:table-cell office:value-type="float" office:value="-2.883" calcext:value-type="float">
            <text:p>-2.883</text:p>
          </table:table-cell>
          <table:table-cell table:formula="of:=[.D17]+[.C18]" office:value-type="float" office:value="210.764" calcext:value-type="float">
            <text:p>210.764</text:p>
          </table:table-cell>
          <table:table-cell table:formula="of:=0.96 + ([.D18]-[.$C$1])/([.$E$1]-[.$C$1])  * ([.$D$1]-[.$A$1])" office:value-type="float" office:value="0.990595024256396" calcext:value-type="float">
            <text:p>0.990595024256396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92" calcext:value-type="float">
            <text:p>592</text:p>
          </table:table-cell>
          <table:table-cell office:value-type="float" office:value="-0.115" calcext:value-type="float">
            <text:p>-0.115</text:p>
          </table:table-cell>
          <table:table-cell table:formula="of:=[.D18]+[.C19]" office:value-type="float" office:value="210.649" calcext:value-type="float">
            <text:p>210.649</text:p>
          </table:table-cell>
          <table:table-cell table:formula="of:=0.96 + ([.D19]-[.$C$1])/([.$E$1]-[.$C$1])  * ([.$D$1]-[.$A$1])" office:value-type="float" office:value="0.990562493812144" calcext:value-type="float">
            <text:p>0.990562493812144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38" calcext:value-type="float">
            <text:p>638</text:p>
          </table:table-cell>
          <table:table-cell office:value-type="float" office:value="-1.308" calcext:value-type="float">
            <text:p>-1.308</text:p>
          </table:table-cell>
          <table:table-cell table:formula="of:=[.D19]+[.C20]" office:value-type="float" office:value="209.341" calcext:value-type="float">
            <text:p>209.341</text:p>
          </table:table-cell>
          <table:table-cell table:formula="of:=0.96 + ([.D20]-[.$C$1])/([.$E$1]-[.$C$1])  * ([.$D$1]-[.$A$1])" office:value-type="float" office:value="0.990192495367948" calcext:value-type="float">
            <text:p>0.990192495367948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86" calcext:value-type="float">
            <text:p>686</text:p>
          </table:table-cell>
          <table:table-cell office:value-type="float" office:value="-0.681" calcext:value-type="float">
            <text:p>-0.681</text:p>
          </table:table-cell>
          <table:table-cell table:formula="of:=[.D20]+[.C21]" office:value-type="float" office:value="208.66" calcext:value-type="float">
            <text:p>208.66</text:p>
          </table:table-cell>
          <table:table-cell table:formula="of:=0.96 + ([.D21]-[.$C$1])/([.$E$1]-[.$C$1])  * ([.$D$1]-[.$A$1])" office:value-type="float" office:value="0.989999858563286" calcext:value-type="float">
            <text:p>0.989999858563286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37" calcext:value-type="float">
            <text:p>737</text:p>
          </table:table-cell>
          <table:table-cell office:value-type="float" office:value="-0.439" calcext:value-type="float">
            <text:p>-0.439</text:p>
          </table:table-cell>
          <table:table-cell table:formula="of:=[.D21]+[.C22]" office:value-type="float" office:value="208.221" calcext:value-type="float">
            <text:p>208.221</text:p>
          </table:table-cell>
          <table:table-cell table:formula="of:=0.96 + ([.D22]-[.$C$1])/([.$E$1]-[.$C$1])  * ([.$D$1]-[.$A$1])" office:value-type="float" office:value="0.989875677128269" calcext:value-type="float">
            <text:p>0.989875677128269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90" calcext:value-type="float">
            <text:p>790</text:p>
          </table:table-cell>
          <table:table-cell office:value-type="float" office:value="0.897" calcext:value-type="float">
            <text:p>0.897</text:p>
          </table:table-cell>
          <table:table-cell table:formula="of:=[.D22]+[.C23]" office:value-type="float" office:value="209.118" calcext:value-type="float">
            <text:p>209.118</text:p>
          </table:table-cell>
          <table:table-cell table:formula="of:=0.96 + ([.D23]-[.$C$1])/([.$E$1]-[.$C$1])  * ([.$D$1]-[.$A$1])" office:value-type="float" office:value="0.99012941459344" calcext:value-type="float">
            <text:p>0.99012941459344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46" calcext:value-type="float">
            <text:p>846</text:p>
          </table:table-cell>
          <table:table-cell office:value-type="float" office:value="1.185" calcext:value-type="float">
            <text:p>1.185</text:p>
          </table:table-cell>
          <table:table-cell table:formula="of:=[.D23]+[.C24]" office:value-type="float" office:value="210.303" calcext:value-type="float">
            <text:p>210.303</text:p>
          </table:table-cell>
          <table:table-cell table:formula="of:=0.96 + ([.D24]-[.$C$1])/([.$E$1]-[.$C$1])  * ([.$D$1]-[.$A$1])" office:value-type="float" office:value="0.990464619605957" calcext:value-type="float">
            <text:p>0.990464619605957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905" calcext:value-type="float">
            <text:p>905</text:p>
          </table:table-cell>
          <table:table-cell office:value-type="float" office:value="3.74" calcext:value-type="float">
            <text:p>3.74</text:p>
          </table:table-cell>
          <table:table-cell table:formula="of:=[.D24]+[.C25]" office:value-type="float" office:value="214.043" calcext:value-type="float">
            <text:p>214.043</text:p>
          </table:table-cell>
          <table:table-cell table:formula="of:=0.96 + ([.D25]-[.$C$1])/([.$E$1]-[.$C$1])  * ([.$D$1]-[.$A$1])" office:value-type="float" office:value="0.991522566227741" calcext:value-type="float">
            <text:p>0.991522566227741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967" calcext:value-type="float">
            <text:p>967</text:p>
          </table:table-cell>
          <table:table-cell office:value-type="float" office:value="2.522" calcext:value-type="float">
            <text:p>2.522</text:p>
          </table:table-cell>
          <table:table-cell table:formula="of:=[.D25]+[.C26]" office:value-type="float" office:value="216.565" calcext:value-type="float">
            <text:p>216.565</text:p>
          </table:table-cell>
          <table:table-cell table:formula="of:=0.96 + ([.D26]-[.$C$1])/([.$E$1]-[.$C$1])  * ([.$D$1]-[.$A$1])" office:value-type="float" office:value="0.992235973013875" calcext:value-type="float">
            <text:p>0.992235973013875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032" calcext:value-type="float">
            <text:p>1032</text:p>
          </table:table-cell>
          <table:table-cell office:value-type="float" office:value="6.473" calcext:value-type="float">
            <text:p>6.473</text:p>
          </table:table-cell>
          <table:table-cell table:formula="of:=[.D26]+[.C27]" office:value-type="float" office:value="223.038" calcext:value-type="float">
            <text:p>223.038</text:p>
          </table:table-cell>
          <table:table-cell table:formula="of:=0.96 + ([.D27]-[.$C$1])/([.$E$1]-[.$C$1])  * ([.$D$1]-[.$A$1])" office:value-type="float" office:value="0.994067012715161" calcext:value-type="float">
            <text:p>0.994067012715161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101" calcext:value-type="float">
            <text:p>1101</text:p>
          </table:table-cell>
          <table:table-cell office:value-type="float" office:value="1.111" calcext:value-type="float">
            <text:p>1.111</text:p>
          </table:table-cell>
          <table:table-cell table:formula="of:=[.D27]+[.C28]" office:value-type="float" office:value="224.149" calcext:value-type="float">
            <text:p>224.149</text:p>
          </table:table-cell>
          <table:table-cell table:formula="of:=0.96 + ([.D28]-[.$C$1])/([.$E$1]-[.$C$1])  * ([.$D$1]-[.$A$1])" office:value-type="float" office:value="0.994381285093985" calcext:value-type="float">
            <text:p>0.994381285093985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172" calcext:value-type="float">
            <text:p>1172</text:p>
          </table:table-cell>
          <table:table-cell office:value-type="float" office:value="9.074" calcext:value-type="float">
            <text:p>9.074</text:p>
          </table:table-cell>
          <table:table-cell table:formula="of:=[.D28]+[.C29]" office:value-type="float" office:value="233.223" calcext:value-type="float">
            <text:p>233.223</text:p>
          </table:table-cell>
          <table:table-cell table:formula="of:=0.96 + ([.D29]-[.$C$1])/([.$E$1]-[.$C$1])  * ([.$D$1]-[.$A$1])" office:value-type="float" office:value="0.996948078582238" calcext:value-type="float">
            <text:p>0.996948078582238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248" calcext:value-type="float">
            <text:p>1248</text:p>
          </table:table-cell>
          <table:table-cell office:value-type="float" office:value="7.992" calcext:value-type="float">
            <text:p>7.992</text:p>
          </table:table-cell>
          <table:table-cell table:formula="of:=[.D29]+[.C30]" office:value-type="float" office:value="241.215" calcext:value-type="float">
            <text:p>241.215</text:p>
          </table:table-cell>
          <table:table-cell table:formula="of:=0.96 + ([.D30]-[.$C$1])/([.$E$1]-[.$C$1])  * ([.$D$1]-[.$A$1])" office:value-type="float" office:value="0.999208803021088" calcext:value-type="float">
            <text:p>0.999208803021088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327" calcext:value-type="float">
            <text:p>1327</text:p>
          </table:table-cell>
          <table:table-cell office:value-type="float" office:value="10.956" calcext:value-type="float">
            <text:p>10.956</text:p>
          </table:table-cell>
          <table:table-cell table:formula="of:=[.D30]+[.C31]" office:value-type="float" office:value="252.171" calcext:value-type="float">
            <text:p>252.171</text:p>
          </table:table-cell>
          <table:table-cell table:formula="of:=0.96 + ([.D31]-[.$C$1])/([.$E$1]-[.$C$1])  * ([.$D$1]-[.$A$1])" office:value-type="float" office:value="1.00230796430137" calcext:value-type="float">
            <text:p>1.00230796430137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410" calcext:value-type="float">
            <text:p>1410</text:p>
          </table:table-cell>
          <table:table-cell office:value-type="float" office:value="7.565" calcext:value-type="float">
            <text:p>7.565</text:p>
          </table:table-cell>
          <table:table-cell table:formula="of:=[.D31]+[.C32]" office:value-type="float" office:value="259.736" calcext:value-type="float">
            <text:p>259.736</text:p>
          </table:table-cell>
          <table:table-cell table:formula="of:=0.96 + ([.D32]-[.$C$1])/([.$E$1]-[.$C$1])  * ([.$D$1]-[.$A$1])" office:value-type="float" office:value="1.00444790178635" calcext:value-type="float">
            <text:p>1.00444790178635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97" calcext:value-type="float">
            <text:p>1497</text:p>
          </table:table-cell>
          <table:table-cell office:value-type="float" office:value="16.311" calcext:value-type="float">
            <text:p>16.311</text:p>
          </table:table-cell>
          <table:table-cell table:formula="of:=[.D32]+[.C33]" office:value-type="float" office:value="276.047" calcext:value-type="float">
            <text:p>276.047</text:p>
          </table:table-cell>
          <table:table-cell table:formula="of:=0.96 + ([.D33]-[.$C$1])/([.$E$1]-[.$C$1])  * ([.$D$1]-[.$A$1])" office:value-type="float" office:value="1.00906185027509" calcext:value-type="float">
            <text:p>1.00906185027509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588" calcext:value-type="float">
            <text:p>1588</text:p>
          </table:table-cell>
          <table:table-cell office:value-type="float" office:value="12.709" calcext:value-type="float">
            <text:p>12.709</text:p>
          </table:table-cell>
          <table:table-cell table:formula="of:=[.D33]+[.C34]" office:value-type="float" office:value="288.756" calcext:value-type="float">
            <text:p>288.756</text:p>
          </table:table-cell>
          <table:table-cell table:formula="of:=0.96 + ([.D34]-[.$C$1])/([.$E$1]-[.$C$1])  * ([.$D$1]-[.$A$1])" office:value-type="float" office:value="1.01265688867516" calcext:value-type="float">
            <text:p>1.01265688867516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684" calcext:value-type="float">
            <text:p>1684</text:p>
          </table:table-cell>
          <table:table-cell office:value-type="float" office:value="21.179" calcext:value-type="float">
            <text:p>21.179</text:p>
          </table:table-cell>
          <table:table-cell table:formula="of:=[.D34]+[.C35]" office:value-type="float" office:value="309.935" calcext:value-type="float">
            <text:p>309.935</text:p>
          </table:table-cell>
          <table:table-cell table:formula="of:=0.96 + ([.D35]-[.$C$1])/([.$E$1]-[.$C$1])  * ([.$D$1]-[.$A$1])" office:value-type="float" office:value="1.0186478650128" calcext:value-type="float">
            <text:p>1.0186478650128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784" calcext:value-type="float">
            <text:p>1784</text:p>
          </table:table-cell>
          <table:table-cell office:value-type="float" office:value="12.031" calcext:value-type="float">
            <text:p>12.031</text:p>
          </table:table-cell>
          <table:table-cell table:formula="of:=[.D35]+[.C36]" office:value-type="float" office:value="321.966" calcext:value-type="float">
            <text:p>321.966</text:p>
          </table:table-cell>
          <table:table-cell table:formula="of:=0.96 + ([.D36]-[.$C$1])/([.$E$1]-[.$C$1])  * ([.$D$1]-[.$A$1])" office:value-type="float" office:value="1.02205111522849" calcext:value-type="float">
            <text:p>1.02205111522849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890" calcext:value-type="float">
            <text:p>1890</text:p>
          </table:table-cell>
          <table:table-cell office:value-type="float" office:value="21.317" calcext:value-type="float">
            <text:p>21.317</text:p>
          </table:table-cell>
          <table:table-cell table:formula="of:=[.D36]+[.C37]" office:value-type="float" office:value="343.283" calcext:value-type="float">
            <text:p>343.283</text:p>
          </table:table-cell>
          <table:table-cell table:formula="of:=0.96 + ([.D37]-[.$C$1])/([.$E$1]-[.$C$1])  * ([.$D$1]-[.$A$1])" office:value-type="float" office:value="1.02808112809923" calcext:value-type="float">
            <text:p>1.02808112809923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000" calcext:value-type="float">
            <text:p>2000</text:p>
          </table:table-cell>
          <table:table-cell office:value-type="float" office:value="21.78" calcext:value-type="float">
            <text:p>21.78</text:p>
          </table:table-cell>
          <table:table-cell table:formula="of:=[.D37]+[.C38]" office:value-type="float" office:value="365.063" calcext:value-type="float">
            <text:p>365.063</text:p>
          </table:table-cell>
          <table:table-cell table:formula="of:=0.96 + ([.D38]-[.$C$1])/([.$E$1]-[.$C$1])  * ([.$D$1]-[.$A$1])" office:value-type="float" office:value="1.03424211136727" calcext:value-type="float">
            <text:p>1.034242111367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.326" calcext:value-type="float">
            <text:p>26.326</text:p>
          </table:table-cell>
          <table:table-cell table:formula="of:=[.D38]+[.C39]" office:value-type="float" office:value="391.389" calcext:value-type="float">
            <text:p>391.389</text:p>
          </table:table-cell>
          <table:table-cell table:formula="of:=0.96 + ([.D39]-[.$C$1])/([.$E$1]-[.$C$1])  * ([.$D$1]-[.$A$1])" office:value-type="float" office:value="1.04168903724029" calcext:value-type="float">
            <text:p>1.041689037240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.2" calcext:value-type="float">
            <text:p>29.2</text:p>
          </table:table-cell>
          <table:table-cell table:formula="of:=[.D39]+[.C40]" office:value-type="float" office:value="420.589" calcext:value-type="float">
            <text:p>420.589</text:p>
          </table:table-cell>
          <table:table-cell table:formula="of:=0.96 + ([.D40]-[.$C$1])/([.$E$1]-[.$C$1])  * ([.$D$1]-[.$A$1])" office:value-type="float" office:value="1.04994894134619" calcext:value-type="float">
            <text:p>1.0499489413461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Y=0.5 : 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39.427" calcext:value-type="float">
            <text:p>239.427</text:p>
          </table:table-cell>
          <table:table-cell table:formula="of:=0.96 + ([.D44]-[.$C$1])/([.$E$1]-[.$C$1])  * ([.$D$1]-[.$A$1])" office:value-type="float" office:value="0.998703025331315" calcext:value-type="float">
            <text:p>0.99870302533131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float" office:value="-1.228" calcext:value-type="float">
            <text:p>-1.228</text:p>
          </table:table-cell>
          <table:table-cell table:formula="of:=[.D44]+[.C45]" office:value-type="float" office:value="238.199" calcext:value-type="float">
            <text:p>238.199</text:p>
          </table:table-cell>
          <table:table-cell table:formula="of:=0.96 + ([.D45]-[.$C$1])/([.$E$1]-[.$C$1])  * ([.$D$1]-[.$A$1])" office:value-type="float" office:value="0.998355656761382" calcext:value-type="float">
            <text:p>0.99835565676138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4" calcext:value-type="float">
            <text:p>174</text:p>
          </table:table-cell>
          <table:table-cell office:value-type="float" office:value="-1.419" calcext:value-type="float">
            <text:p>-1.419</text:p>
          </table:table-cell>
          <table:table-cell table:formula="of:=[.D45]+[.C46]" office:value-type="float" office:value="236.78" calcext:value-type="float">
            <text:p>236.78</text:p>
          </table:table-cell>
          <table:table-cell table:formula="of:=0.96 + ([.D46]-[.$C$1])/([.$E$1]-[.$C$1])  * ([.$D$1]-[.$A$1])" office:value-type="float" office:value="0.997954259366646" calcext:value-type="float">
            <text:p>0.99795425936664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6" calcext:value-type="float">
            <text:p>196</text:p>
          </table:table-cell>
          <table:table-cell office:value-type="float" office:value="-1.436" calcext:value-type="float">
            <text:p>-1.436</text:p>
          </table:table-cell>
          <table:table-cell table:formula="of:=[.D46]+[.C47]" office:value-type="float" office:value="235.344" calcext:value-type="float">
            <text:p>235.344</text:p>
          </table:table-cell>
          <table:table-cell table:formula="of:=0.96 + ([.D47]-[.$C$1])/([.$E$1]-[.$C$1])  * ([.$D$1]-[.$A$1])" office:value-type="float" office:value="0.99754805312363" calcext:value-type="float">
            <text:p>0.9975480531236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office:value-type="float" office:value="-2.638" calcext:value-type="float">
            <text:p>-2.638</text:p>
          </table:table-cell>
          <table:table-cell table:formula="of:=[.D47]+[.C48]" office:value-type="float" office:value="232.706" calcext:value-type="float">
            <text:p>232.706</text:p>
          </table:table-cell>
          <table:table-cell table:formula="of:=0.96 + ([.D48]-[.$C$1])/([.$E$1]-[.$C$1])  * ([.$D$1]-[.$A$1])" office:value-type="float" office:value="0.996801833019815" calcext:value-type="float">
            <text:p>0.99680183301981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5" calcext:value-type="float">
            <text:p>245</text:p>
          </table:table-cell>
          <table:table-cell office:value-type="float" office:value="-1.342" calcext:value-type="float">
            <text:p>-1.342</text:p>
          </table:table-cell>
          <table:table-cell table:formula="of:=[.D48]+[.C49]" office:value-type="float" office:value="231.364" calcext:value-type="float">
            <text:p>231.364</text:p>
          </table:table-cell>
          <table:table-cell table:formula="of:=0.96 + ([.D49]-[.$C$1])/([.$E$1]-[.$C$1])  * ([.$D$1]-[.$A$1])" office:value-type="float" office:value="0.996422216879057" calcext:value-type="float">
            <text:p>0.99642221687905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72" calcext:value-type="float">
            <text:p>272</text:p>
          </table:table-cell>
          <table:table-cell office:value-type="float" office:value="-2.75" calcext:value-type="float">
            <text:p>-2.75</text:p>
          </table:table-cell>
          <table:table-cell table:formula="of:=[.D49]+[.C50]" office:value-type="float" office:value="228.614" calcext:value-type="float">
            <text:p>228.614</text:p>
          </table:table-cell>
          <table:table-cell table:formula="of:=0.96 + ([.D50]-[.$C$1])/([.$E$1]-[.$C$1])  * ([.$D$1]-[.$A$1])" office:value-type="float" office:value="0.995644314951275" calcext:value-type="float">
            <text:p>0.99564431495127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00" calcext:value-type="float">
            <text:p>300</text:p>
          </table:table-cell>
          <table:table-cell office:value-type="float" office:value="-1.86" calcext:value-type="float">
            <text:p>-1.86</text:p>
          </table:table-cell>
          <table:table-cell table:formula="of:=[.D50]+[.C51]" office:value-type="float" office:value="226.754" calcext:value-type="float">
            <text:p>226.754</text:p>
          </table:table-cell>
          <table:table-cell table:formula="of:=0.96 + ([.D51]-[.$C$1])/([.$E$1]-[.$C$1])  * ([.$D$1]-[.$A$1])" office:value-type="float" office:value="0.995118170374666" calcext:value-type="float">
            <text:p>0.99511817037466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30" calcext:value-type="float">
            <text:p>330</text:p>
          </table:table-cell>
          <table:table-cell office:value-type="float" office:value="-2.231" calcext:value-type="float">
            <text:p>-2.231</text:p>
          </table:table-cell>
          <table:table-cell table:formula="of:=[.D51]+[.C52]" office:value-type="float" office:value="224.523" calcext:value-type="float">
            <text:p>224.523</text:p>
          </table:table-cell>
          <table:table-cell table:formula="of:=0.96 + ([.D52]-[.$C$1])/([.$E$1]-[.$C$1])  * ([.$D$1]-[.$A$1])" office:value-type="float" office:value="0.994487079756163" calcext:value-type="float">
            <text:p>0.994487079756163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2" calcext:value-type="float">
            <text:p>362</text:p>
          </table:table-cell>
          <table:table-cell office:value-type="float" office:value="-3.196" calcext:value-type="float">
            <text:p>-3.196</text:p>
          </table:table-cell>
          <table:table-cell table:formula="of:=[.D52]+[.C53]" office:value-type="float" office:value="221.327" calcext:value-type="float">
            <text:p>221.327</text:p>
          </table:table-cell>
          <table:table-cell table:formula="of:=0.96 + ([.D53]-[.$C$1])/([.$E$1]-[.$C$1])  * ([.$D$1]-[.$A$1])" office:value-type="float" office:value="0.993583016279366" calcext:value-type="float">
            <text:p>0.993583016279366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95" calcext:value-type="float">
            <text:p>395</text:p>
          </table:table-cell>
          <table:table-cell office:value-type="float" office:value="-2.347" calcext:value-type="float">
            <text:p>-2.347</text:p>
          </table:table-cell>
          <table:table-cell table:formula="of:=[.D53]+[.C54]" office:value-type="float" office:value="218.98" calcext:value-type="float">
            <text:p>218.98</text:p>
          </table:table-cell>
          <table:table-cell table:formula="of:=0.96 + ([.D54]-[.$C$1])/([.$E$1]-[.$C$1])  * ([.$D$1]-[.$A$1])" office:value-type="float" office:value="0.992919112343182" calcext:value-type="float">
            <text:p>0.99291911234318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30" calcext:value-type="float">
            <text:p>430</text:p>
          </table:table-cell>
          <table:table-cell office:value-type="float" office:value="-2.716" calcext:value-type="float">
            <text:p>-2.716</text:p>
          </table:table-cell>
          <table:table-cell table:formula="of:=[.D54]+[.C55]" office:value-type="float" office:value="216.264" calcext:value-type="float">
            <text:p>216.264</text:p>
          </table:table-cell>
          <table:table-cell table:formula="of:=0.96 + ([.D55]-[.$C$1])/([.$E$1]-[.$C$1])  * ([.$D$1]-[.$A$1])" office:value-type="float" office:value="0.992150828111961" calcext:value-type="float">
            <text:p>0.99215082811196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68" calcext:value-type="float">
            <text:p>468</text:p>
          </table:table-cell>
          <table:table-cell office:value-type="float" office:value="-2.309" calcext:value-type="float">
            <text:p>-2.309</text:p>
          </table:table-cell>
          <table:table-cell table:formula="of:=[.D55]+[.C56]" office:value-type="float" office:value="213.955" calcext:value-type="float">
            <text:p>213.955</text:p>
          </table:table-cell>
          <table:table-cell table:formula="of:=0.96 + ([.D56]-[.$C$1])/([.$E$1]-[.$C$1])  * ([.$D$1]-[.$A$1])" office:value-type="float" office:value="0.991497673366052" calcext:value-type="float">
            <text:p>0.991497673366052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07" calcext:value-type="float">
            <text:p>507</text:p>
          </table:table-cell>
          <table:table-cell office:value-type="float" office:value="-2.193" calcext:value-type="float">
            <text:p>-2.193</text:p>
          </table:table-cell>
          <table:table-cell table:formula="of:=[.D56]+[.C57]" office:value-type="float" office:value="211.762" calcext:value-type="float">
            <text:p>211.762</text:p>
          </table:table-cell>
          <table:table-cell table:formula="of:=0.96 + ([.D57]-[.$C$1])/([.$E$1]-[.$C$1])  * ([.$D$1]-[.$A$1])" office:value-type="float" office:value="0.990877331937824" calcext:value-type="float">
            <text:p>0.990877331937824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48" calcext:value-type="float">
            <text:p>548</text:p>
          </table:table-cell>
          <table:table-cell office:value-type="float" office:value="-2.846" calcext:value-type="float">
            <text:p>-2.846</text:p>
          </table:table-cell>
          <table:table-cell table:formula="of:=[.D57]+[.C58]" office:value-type="float" office:value="208.916" calcext:value-type="float">
            <text:p>208.916</text:p>
          </table:table-cell>
          <table:table-cell table:formula="of:=0.96 + ([.D58]-[.$C$1])/([.$E$1]-[.$C$1])  * ([.$D$1]-[.$A$1])" office:value-type="float" office:value="0.990072274160927" calcext:value-type="float">
            <text:p>0.990072274160927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92" calcext:value-type="float">
            <text:p>592</text:p>
          </table:table-cell>
          <table:table-cell office:value-type="float" office:value="-0.522" calcext:value-type="float">
            <text:p>-0.522</text:p>
          </table:table-cell>
          <table:table-cell table:formula="of:=[.D58]+[.C59]" office:value-type="float" office:value="208.394" calcext:value-type="float">
            <text:p>208.394</text:p>
          </table:table-cell>
          <table:table-cell table:formula="of:=0.96 + ([.D59]-[.$C$1])/([.$E$1]-[.$C$1])  * ([.$D$1]-[.$A$1])" office:value-type="float" office:value="0.989924614231362" calcext:value-type="float">
            <text:p>0.989924614231362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38" calcext:value-type="float">
            <text:p>638</text:p>
          </table:table-cell>
          <table:table-cell office:value-type="float" office:value="-2.93" calcext:value-type="float">
            <text:p>-2.93</text:p>
          </table:table-cell>
          <table:table-cell table:formula="of:=[.D59]+[.C60]" office:value-type="float" office:value="205.464" calcext:value-type="float">
            <text:p>205.464</text:p>
          </table:table-cell>
          <table:table-cell table:formula="of:=0.96 + ([.D60]-[.$C$1])/([.$E$1]-[.$C$1])  * ([.$D$1]-[.$A$1])" office:value-type="float" office:value="0.989095795086488" calcext:value-type="float">
            <text:p>0.989095795086488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86" calcext:value-type="float">
            <text:p>686</text:p>
          </table:table-cell>
          <table:table-cell office:value-type="float" office:value="-1.31" calcext:value-type="float">
            <text:p>-1.31</text:p>
          </table:table-cell>
          <table:table-cell table:formula="of:=[.D60]+[.C61]" office:value-type="float" office:value="204.154" calcext:value-type="float">
            <text:p>204.154</text:p>
          </table:table-cell>
          <table:table-cell table:formula="of:=0.96 + ([.D61]-[.$C$1])/([.$E$1]-[.$C$1])  * ([.$D$1]-[.$A$1])" office:value-type="float" office:value="0.988725230895436" calcext:value-type="float">
            <text:p>0.988725230895436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37" calcext:value-type="float">
            <text:p>737</text:p>
          </table:table-cell>
          <table:table-cell office:value-type="float" office:value="-0.729" calcext:value-type="float">
            <text:p>-0.729</text:p>
          </table:table-cell>
          <table:table-cell table:formula="of:=[.D61]+[.C62]" office:value-type="float" office:value="203.425" calcext:value-type="float">
            <text:p>203.425</text:p>
          </table:table-cell>
          <table:table-cell table:formula="of:=0.96 + ([.D62]-[.$C$1])/([.$E$1]-[.$C$1])  * ([.$D$1]-[.$A$1])" office:value-type="float" office:value="0.988519016166216" calcext:value-type="float">
            <text:p>0.988519016166216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90" calcext:value-type="float">
            <text:p>790</text:p>
          </table:table-cell>
          <table:table-cell office:value-type="float" office:value="-1.009" calcext:value-type="float">
            <text:p>-1.009</text:p>
          </table:table-cell>
          <table:table-cell table:formula="of:=[.D62]+[.C63]" office:value-type="float" office:value="202.416" calcext:value-type="float">
            <text:p>202.416</text:p>
          </table:table-cell>
          <table:table-cell table:formula="of:=0.96 + ([.D63]-[.$C$1])/([.$E$1]-[.$C$1])  * ([.$D$1]-[.$A$1])" office:value-type="float" office:value="0.988233596877077" calcext:value-type="float">
            <text:p>0.988233596877077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46" calcext:value-type="float">
            <text:p>846</text:p>
          </table:table-cell>
          <table:table-cell office:value-type="float" office:value="1.688" calcext:value-type="float">
            <text:p>1.688</text:p>
          </table:table-cell>
          <table:table-cell table:formula="of:=[.D63]+[.C64]" office:value-type="float" office:value="204.104" calcext:value-type="float">
            <text:p>204.104</text:p>
          </table:table-cell>
          <table:table-cell table:formula="of:=0.96 + ([.D64]-[.$C$1])/([.$E$1]-[.$C$1])  * ([.$D$1]-[.$A$1])" office:value-type="float" office:value="0.988711087224022" calcext:value-type="float">
            <text:p>0.988711087224022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905" calcext:value-type="float">
            <text:p>905</text:p>
          </table:table-cell>
          <table:table-cell office:value-type="float" office:value="-2.381" calcext:value-type="float">
            <text:p>-2.381</text:p>
          </table:table-cell>
          <table:table-cell table:formula="of:=[.D64]+[.C65]" office:value-type="float" office:value="201.723" calcext:value-type="float">
            <text:p>201.723</text:p>
          </table:table-cell>
          <table:table-cell table:formula="of:=0.96 + ([.D65]-[.$C$1])/([.$E$1]-[.$C$1])  * ([.$D$1]-[.$A$1])" office:value-type="float" office:value="0.988037565591276" calcext:value-type="float">
            <text:p>0.988037565591276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967" calcext:value-type="float">
            <text:p>967</text:p>
          </table:table-cell>
          <table:table-cell office:value-type="float" office:value="3.544" calcext:value-type="float">
            <text:p>3.544</text:p>
          </table:table-cell>
          <table:table-cell table:formula="of:=[.D65]+[.C66]" office:value-type="float" office:value="205.267" calcext:value-type="float">
            <text:p>205.267</text:p>
          </table:table-cell>
          <table:table-cell table:formula="of:=0.96 + ([.D66]-[.$C$1])/([.$E$1]-[.$C$1])  * ([.$D$1]-[.$A$1])" office:value-type="float" office:value="0.989040069021116" calcext:value-type="float">
            <text:p>0.989040069021116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032" calcext:value-type="float">
            <text:p>1032</text:p>
          </table:table-cell>
          <table:table-cell office:value-type="float" office:value="0.49" calcext:value-type="float">
            <text:p>0.49</text:p>
          </table:table-cell>
          <table:table-cell table:formula="of:=[.D66]+[.C67]" office:value-type="float" office:value="205.757" calcext:value-type="float">
            <text:p>205.757</text:p>
          </table:table-cell>
          <table:table-cell table:formula="of:=0.96 + ([.D67]-[.$C$1])/([.$E$1]-[.$C$1])  * ([.$D$1]-[.$A$1])" office:value-type="float" office:value="0.989178677000976" calcext:value-type="float">
            <text:p>0.989178677000976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101" calcext:value-type="float">
            <text:p>1101</text:p>
          </table:table-cell>
          <table:table-cell office:value-type="float" office:value="3.134" calcext:value-type="float">
            <text:p>3.134</text:p>
          </table:table-cell>
          <table:table-cell table:formula="of:=[.D67]+[.C68]" office:value-type="float" office:value="208.891" calcext:value-type="float">
            <text:p>208.891</text:p>
          </table:table-cell>
          <table:table-cell table:formula="of:=0.96 + ([.D68]-[.$C$1])/([.$E$1]-[.$C$1])  * ([.$D$1]-[.$A$1])" office:value-type="float" office:value="0.99006520232522" calcext:value-type="float">
            <text:p>0.99006520232522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172" calcext:value-type="float">
            <text:p>1172</text:p>
          </table:table-cell>
          <table:table-cell office:value-type="float" office:value="2.382" calcext:value-type="float">
            <text:p>2.382</text:p>
          </table:table-cell>
          <table:table-cell table:formula="of:=[.D68]+[.C69]" office:value-type="float" office:value="211.273" calcext:value-type="float">
            <text:p>211.273</text:p>
          </table:table-cell>
          <table:table-cell table:formula="of:=0.96 + ([.D69]-[.$C$1])/([.$E$1]-[.$C$1])  * ([.$D$1]-[.$A$1])" office:value-type="float" office:value="0.990739006831393" calcext:value-type="float">
            <text:p>0.990739006831393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248" calcext:value-type="float">
            <text:p>1248</text:p>
          </table:table-cell>
          <table:table-cell office:value-type="float" office:value="6.021" calcext:value-type="float">
            <text:p>6.021</text:p>
          </table:table-cell>
          <table:table-cell table:formula="of:=[.D69]+[.C70]" office:value-type="float" office:value="217.294" calcext:value-type="float">
            <text:p>217.294</text:p>
          </table:table-cell>
          <table:table-cell table:formula="of:=0.96 + ([.D70]-[.$C$1])/([.$E$1]-[.$C$1])  * ([.$D$1]-[.$A$1])" office:value-type="float" office:value="0.992442187743094" calcext:value-type="float">
            <text:p>0.992442187743094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327" calcext:value-type="float">
            <text:p>1327</text:p>
          </table:table-cell>
          <table:table-cell office:value-type="float" office:value="2.914" calcext:value-type="float">
            <text:p>2.914</text:p>
          </table:table-cell>
          <table:table-cell table:formula="of:=[.D70]+[.C71]" office:value-type="float" office:value="220.208" calcext:value-type="float">
            <text:p>220.208</text:p>
          </table:table-cell>
          <table:table-cell table:formula="of:=0.96 + ([.D71]-[.$C$1])/([.$E$1]-[.$C$1])  * ([.$D$1]-[.$A$1])" office:value-type="float" office:value="0.993266480913115" calcext:value-type="float">
            <text:p>0.993266480913115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410" calcext:value-type="float">
            <text:p>1410</text:p>
          </table:table-cell>
          <table:table-cell office:value-type="float" office:value="6.482" calcext:value-type="float">
            <text:p>6.482</text:p>
          </table:table-cell>
          <table:table-cell table:formula="of:=[.D71]+[.C72]" office:value-type="float" office:value="226.69" calcext:value-type="float">
            <text:p>226.69</text:p>
          </table:table-cell>
          <table:table-cell table:formula="of:=0.96 + ([.D72]-[.$C$1])/([.$E$1]-[.$C$1])  * ([.$D$1]-[.$A$1])" office:value-type="float" office:value="0.995100066475256" calcext:value-type="float">
            <text:p>0.995100066475256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97" calcext:value-type="float">
            <text:p>1497</text:p>
          </table:table-cell>
          <table:table-cell office:value-type="float" office:value="7.843" calcext:value-type="float">
            <text:p>7.843</text:p>
          </table:table-cell>
          <table:table-cell table:formula="of:=[.D72]+[.C73]" office:value-type="float" office:value="234.533" calcext:value-type="float">
            <text:p>234.533</text:p>
          </table:table-cell>
          <table:table-cell table:formula="of:=0.96 + ([.D73]-[.$C$1])/([.$E$1]-[.$C$1])  * ([.$D$1]-[.$A$1])" office:value-type="float" office:value="0.997318642773291" calcext:value-type="float">
            <text:p>0.997318642773291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588" calcext:value-type="float">
            <text:p>1588</text:p>
          </table:table-cell>
          <table:table-cell office:value-type="float" office:value="4.022" calcext:value-type="float">
            <text:p>4.022</text:p>
          </table:table-cell>
          <table:table-cell table:formula="of:=[.D73]+[.C74]" office:value-type="float" office:value="238.555" calcext:value-type="float">
            <text:p>238.555</text:p>
          </table:table-cell>
          <table:table-cell table:formula="of:=0.96 + ([.D74]-[.$C$1])/([.$E$1]-[.$C$1])  * ([.$D$1]-[.$A$1])" office:value-type="float" office:value="0.998456359701851" calcext:value-type="float">
            <text:p>0.998456359701851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684" calcext:value-type="float">
            <text:p>1684</text:p>
          </table:table-cell>
          <table:table-cell office:value-type="float" office:value="12.043" calcext:value-type="float">
            <text:p>12.043</text:p>
          </table:table-cell>
          <table:table-cell table:formula="of:=[.D74]+[.C75]" office:value-type="float" office:value="250.598" calcext:value-type="float">
            <text:p>250.598</text:p>
          </table:table-cell>
          <table:table-cell table:formula="of:=0.96 + ([.D75]-[.$C$1])/([.$E$1]-[.$C$1])  * ([.$D$1]-[.$A$1])" office:value-type="float" office:value="1.00186300439868" calcext:value-type="float">
            <text:p>1.00186300439868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784" calcext:value-type="float">
            <text:p>1784</text:p>
          </table:table-cell>
          <table:table-cell office:value-type="float" office:value="7.894" calcext:value-type="float">
            <text:p>7.894</text:p>
          </table:table-cell>
          <table:table-cell table:formula="of:=[.D75]+[.C76]" office:value-type="float" office:value="258.492" calcext:value-type="float">
            <text:p>258.492</text:p>
          </table:table-cell>
          <table:table-cell table:formula="of:=0.96 + ([.D76]-[.$C$1])/([.$E$1]-[.$C$1])  * ([.$D$1]-[.$A$1])" office:value-type="float" office:value="1.00409600724156" calcext:value-type="float">
            <text:p>1.004096007241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.128" calcext:value-type="float">
            <text:p>10.128</text:p>
          </table:table-cell>
          <table:table-cell table:formula="of:=[.D76]+[.C77]" office:value-type="float" office:value="268.62" calcext:value-type="float">
            <text:p>268.62</text:p>
          </table:table-cell>
          <table:table-cell table:formula="of:=0.96 + ([.D77]-[.$C$1])/([.$E$1]-[.$C$1])  * ([.$D$1]-[.$A$1])" office:value-type="float" office:value="1.00696094932323" calcext:value-type="float">
            <text:p>1.006960949323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.28" calcext:value-type="float">
            <text:p>10.28</text:p>
          </table:table-cell>
          <table:table-cell table:formula="of:=[.D77]+[.C78]" office:value-type="float" office:value="278.9" calcext:value-type="float">
            <text:p>278.9</text:p>
          </table:table-cell>
          <table:table-cell table:formula="of:=0.96 + ([.D78]-[.$C$1])/([.$E$1]-[.$C$1])  * ([.$D$1]-[.$A$1])" office:value-type="float" office:value="1.00986888816599" calcext:value-type="float">
            <text:p>1.00986888816599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Y=1.0 : 1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39.264" calcext:value-type="float">
            <text:p>239.264</text:p>
          </table:table-cell>
          <table:table-cell table:formula="of:=0.96 + ([.D83]-[.$C$1])/([.$E$1]-[.$C$1])  * ([.$D$1]-[.$A$1])" office:value-type="float" office:value="0.998656916962505" calcext:value-type="float">
            <text:p>0.99865691696250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float" office:value="-1.966" calcext:value-type="float">
            <text:p>-1.966</text:p>
          </table:table-cell>
          <table:table-cell table:formula="of:=[.D83]+[.C84]" office:value-type="float" office:value="237.298" calcext:value-type="float">
            <text:p>237.298</text:p>
          </table:table-cell>
          <table:table-cell table:formula="of:=0.96 + ([.D84]-[.$C$1])/([.$E$1]-[.$C$1])  * ([.$D$1]-[.$A$1])" office:value-type="float" office:value="0.998100787802498" calcext:value-type="float">
            <text:p>0.99810078780249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4" calcext:value-type="float">
            <text:p>174</text:p>
          </table:table-cell>
          <table:table-cell office:value-type="float" office:value="-0.151" calcext:value-type="float">
            <text:p>-0.151</text:p>
          </table:table-cell>
          <table:table-cell table:formula="of:=[.D84]+[.C85]" office:value-type="float" office:value="237.147" calcext:value-type="float">
            <text:p>237.147</text:p>
          </table:table-cell>
          <table:table-cell table:formula="of:=0.96 + ([.D85]-[.$C$1])/([.$E$1]-[.$C$1])  * ([.$D$1]-[.$A$1])" office:value-type="float" office:value="0.998058073914827" calcext:value-type="float">
            <text:p>0.99805807391482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6" calcext:value-type="float">
            <text:p>196</text:p>
          </table:table-cell>
          <table:table-cell office:value-type="float" office:value="-2.522" calcext:value-type="float">
            <text:p>-2.522</text:p>
          </table:table-cell>
          <table:table-cell table:formula="of:=[.D85]+[.C86]" office:value-type="float" office:value="234.625" calcext:value-type="float">
            <text:p>234.625</text:p>
          </table:table-cell>
          <table:table-cell table:formula="of:=0.96 + ([.D86]-[.$C$1])/([.$E$1]-[.$C$1])  * ([.$D$1]-[.$A$1])" office:value-type="float" office:value="0.997344667128693" calcext:value-type="float">
            <text:p>0.99734466712869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office:value-type="float" office:value="-1.708" calcext:value-type="float">
            <text:p>-1.708</text:p>
          </table:table-cell>
          <table:table-cell table:formula="of:=[.D86]+[.C87]" office:value-type="float" office:value="232.917" calcext:value-type="float">
            <text:p>232.917</text:p>
          </table:table-cell>
          <table:table-cell table:formula="of:=0.96 + ([.D87]-[.$C$1])/([.$E$1]-[.$C$1])  * ([.$D$1]-[.$A$1])" office:value-type="float" office:value="0.996861519313183" calcext:value-type="float">
            <text:p>0.99686151931318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5" calcext:value-type="float">
            <text:p>245</text:p>
          </table:table-cell>
          <table:table-cell office:value-type="float" office:value="-2.442" calcext:value-type="float">
            <text:p>-2.442</text:p>
          </table:table-cell>
          <table:table-cell table:formula="of:=[.D87]+[.C88]" office:value-type="float" office:value="230.475" calcext:value-type="float">
            <text:p>230.475</text:p>
          </table:table-cell>
          <table:table-cell table:formula="of:=0.96 + ([.D88]-[.$C$1])/([.$E$1]-[.$C$1])  * ([.$D$1]-[.$A$1])" office:value-type="float" office:value="0.996170742401313" calcext:value-type="float">
            <text:p>0.99617074240131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72" calcext:value-type="float">
            <text:p>272</text:p>
          </table:table-cell>
          <table:table-cell office:value-type="float" office:value="-2.791" calcext:value-type="float">
            <text:p>-2.791</text:p>
          </table:table-cell>
          <table:table-cell table:formula="of:=[.D88]+[.C89]" office:value-type="float" office:value="227.684" calcext:value-type="float">
            <text:p>227.684</text:p>
          </table:table-cell>
          <table:table-cell table:formula="of:=0.96 + ([.D89]-[.$C$1])/([.$E$1]-[.$C$1])  * ([.$D$1]-[.$A$1])" office:value-type="float" office:value="0.99538124266297" calcext:value-type="float">
            <text:p>0.9953812426629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00" calcext:value-type="float">
            <text:p>300</text:p>
          </table:table-cell>
          <table:table-cell office:value-type="float" office:value="-2.008" calcext:value-type="float">
            <text:p>-2.008</text:p>
          </table:table-cell>
          <table:table-cell table:formula="of:=[.D89]+[.C90]" office:value-type="float" office:value="225.676" calcext:value-type="float">
            <text:p>225.676</text:p>
          </table:table-cell>
          <table:table-cell table:formula="of:=0.96 + ([.D90]-[.$C$1])/([.$E$1]-[.$C$1])  * ([.$D$1]-[.$A$1])" office:value-type="float" office:value="0.994813232818975" calcext:value-type="float">
            <text:p>0.99481323281897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30" calcext:value-type="float">
            <text:p>330</text:p>
          </table:table-cell>
          <table:table-cell office:value-type="float" office:value="-3.224" calcext:value-type="float">
            <text:p>-3.224</text:p>
          </table:table-cell>
          <table:table-cell table:formula="of:=[.D90]+[.C91]" office:value-type="float" office:value="222.452" calcext:value-type="float">
            <text:p>222.452</text:p>
          </table:table-cell>
          <table:table-cell table:formula="of:=0.96 + ([.D91]-[.$C$1])/([.$E$1]-[.$C$1])  * ([.$D$1]-[.$A$1])" office:value-type="float" office:value="0.993901248886186" calcext:value-type="float">
            <text:p>0.993901248886186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2" calcext:value-type="float">
            <text:p>362</text:p>
          </table:table-cell>
          <table:table-cell office:value-type="float" office:value="-2.583" calcext:value-type="float">
            <text:p>-2.583</text:p>
          </table:table-cell>
          <table:table-cell table:formula="of:=[.D91]+[.C92]" office:value-type="float" office:value="219.869" calcext:value-type="float">
            <text:p>219.869</text:p>
          </table:table-cell>
          <table:table-cell table:formula="of:=0.96 + ([.D92]-[.$C$1])/([.$E$1]-[.$C$1])  * ([.$D$1]-[.$A$1])" office:value-type="float" office:value="0.993170586820927" calcext:value-type="float">
            <text:p>0.993170586820927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95" calcext:value-type="float">
            <text:p>395</text:p>
          </table:table-cell>
          <table:table-cell office:value-type="float" office:value="-3.744" calcext:value-type="float">
            <text:p>-3.744</text:p>
          </table:table-cell>
          <table:table-cell table:formula="of:=[.D92]+[.C93]" office:value-type="float" office:value="216.125" calcext:value-type="float">
            <text:p>216.125</text:p>
          </table:table-cell>
          <table:table-cell table:formula="of:=0.96 + ([.D93]-[.$C$1])/([.$E$1]-[.$C$1])  * ([.$D$1]-[.$A$1])" office:value-type="float" office:value="0.99211150870543" calcext:value-type="float">
            <text:p>0.99211150870543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30" calcext:value-type="float">
            <text:p>430</text:p>
          </table:table-cell>
          <table:table-cell office:value-type="float" office:value="-1.475" calcext:value-type="float">
            <text:p>-1.475</text:p>
          </table:table-cell>
          <table:table-cell table:formula="of:=[.D93]+[.C94]" office:value-type="float" office:value="214.65" calcext:value-type="float">
            <text:p>214.65</text:p>
          </table:table-cell>
          <table:table-cell table:formula="of:=0.96 + ([.D94]-[.$C$1])/([.$E$1]-[.$C$1])  * ([.$D$1]-[.$A$1])" office:value-type="float" office:value="0.99169427039871" calcext:value-type="float">
            <text:p>0.9916942703987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68" calcext:value-type="float">
            <text:p>468</text:p>
          </table:table-cell>
          <table:table-cell office:value-type="float" office:value="-4.118" calcext:value-type="float">
            <text:p>-4.118</text:p>
          </table:table-cell>
          <table:table-cell table:formula="of:=[.D94]+[.C95]" office:value-type="float" office:value="210.532" calcext:value-type="float">
            <text:p>210.532</text:p>
          </table:table-cell>
          <table:table-cell table:formula="of:=0.96 + ([.D95]-[.$C$1])/([.$E$1]-[.$C$1])  * ([.$D$1]-[.$A$1])" office:value-type="float" office:value="0.990529397621034" calcext:value-type="float">
            <text:p>0.990529397621034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07" calcext:value-type="float">
            <text:p>507</text:p>
          </table:table-cell>
          <table:table-cell office:value-type="float" office:value="-2.657" calcext:value-type="float">
            <text:p>-2.657</text:p>
          </table:table-cell>
          <table:table-cell table:formula="of:=[.D95]+[.C96]" office:value-type="float" office:value="207.875" calcext:value-type="float">
            <text:p>207.875</text:p>
          </table:table-cell>
          <table:table-cell table:formula="of:=0.96 + ([.D96]-[.$C$1])/([.$E$1]-[.$C$1])  * ([.$D$1]-[.$A$1])" office:value-type="float" office:value="0.989777802922082" calcext:value-type="float">
            <text:p>0.989777802922082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48" calcext:value-type="float">
            <text:p>548</text:p>
          </table:table-cell>
          <table:table-cell office:value-type="float" office:value="-3.391" calcext:value-type="float">
            <text:p>-3.391</text:p>
          </table:table-cell>
          <table:table-cell table:formula="of:=[.D96]+[.C97]" office:value-type="float" office:value="204.484" calcext:value-type="float">
            <text:p>204.484</text:p>
          </table:table-cell>
          <table:table-cell table:formula="of:=0.96 + ([.D97]-[.$C$1])/([.$E$1]-[.$C$1])  * ([.$D$1]-[.$A$1])" office:value-type="float" office:value="0.98881857912677" calcext:value-type="float">
            <text:p>0.98881857912677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92" calcext:value-type="float">
            <text:p>592</text:p>
          </table:table-cell>
          <table:table-cell office:value-type="float" office:value="-2.664" calcext:value-type="float">
            <text:p>-2.664</text:p>
          </table:table-cell>
          <table:table-cell table:formula="of:=[.D97]+[.C98]" office:value-type="float" office:value="201.82" calcext:value-type="float">
            <text:p>201.82</text:p>
          </table:table-cell>
          <table:table-cell table:formula="of:=0.96 + ([.D98]-[.$C$1])/([.$E$1]-[.$C$1])  * ([.$D$1]-[.$A$1])" office:value-type="float" office:value="0.98806500431382" calcext:value-type="float">
            <text:p>0.98806500431382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38" calcext:value-type="float">
            <text:p>638</text:p>
          </table:table-cell>
          <table:table-cell office:value-type="float" office:value="-4.225" calcext:value-type="float">
            <text:p>-4.225</text:p>
          </table:table-cell>
          <table:table-cell table:formula="of:=[.D98]+[.C99]" office:value-type="float" office:value="197.595" calcext:value-type="float">
            <text:p>197.595</text:p>
          </table:table-cell>
          <table:table-cell table:formula="of:=0.96 + ([.D99]-[.$C$1])/([.$E$1]-[.$C$1])  * ([.$D$1]-[.$A$1])" office:value-type="float" office:value="0.986869864079318" calcext:value-type="float">
            <text:p>0.986869864079318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86" calcext:value-type="float">
            <text:p>686</text:p>
          </table:table-cell>
          <table:table-cell office:value-type="float" office:value="-2.974" calcext:value-type="float">
            <text:p>-2.974</text:p>
          </table:table-cell>
          <table:table-cell table:formula="of:=[.D99]+[.C100]" office:value-type="float" office:value="194.621" calcext:value-type="float">
            <text:p>194.621</text:p>
          </table:table-cell>
          <table:table-cell table:formula="of:=0.96 + ([.D100]-[.$C$1])/([.$E$1]-[.$C$1])  * ([.$D$1]-[.$A$1])" office:value-type="float" office:value="0.9860285985036" calcext:value-type="float">
            <text:p>0.9860285985036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37" calcext:value-type="float">
            <text:p>737</text:p>
          </table:table-cell>
          <table:table-cell office:value-type="float" office:value="-1.467" calcext:value-type="float">
            <text:p>-1.467</text:p>
          </table:table-cell>
          <table:table-cell table:formula="of:=[.D100]+[.C101]" office:value-type="float" office:value="193.154" calcext:value-type="float">
            <text:p>193.154</text:p>
          </table:table-cell>
          <table:table-cell table:formula="of:=0.96 + ([.D101]-[.$C$1])/([.$E$1]-[.$C$1])  * ([.$D$1]-[.$A$1])" office:value-type="float" office:value="0.985613623184306" calcext:value-type="float">
            <text:p>0.985613623184306</text:p>
          </table:table-cell>
          <table:table-cell office:value-type="float" office:value="190.3" calcext:value-type="float">
            <text:p>190.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90" calcext:value-type="float">
            <text:p>790</text:p>
          </table:table-cell>
          <table:table-cell/>
          <table:table-cell office:value-type="float" office:value="190.3" calcext:value-type="float">
            <text:p>190.3</text:p>
          </table:table-cell>
          <table:table-cell table:formula="of:=0.96 + ([.D102]-[.$C$1])/([.$E$1]-[.$C$1])  * ([.$D$1]-[.$A$1])" office:value-type="float" office:value="0.984806302419982" calcext:value-type="float">
            <text:p>0.984806302419982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46" calcext:value-type="float">
            <text:p>846</text:p>
          </table:table-cell>
          <table:table-cell office:value-type="float" office:value="-4.541" calcext:value-type="float">
            <text:p>-4.541</text:p>
          </table:table-cell>
          <table:table-cell table:formula="of:=[.D102]+[.C103]" office:value-type="float" office:value="185.759" calcext:value-type="float">
            <text:p>185.759</text:p>
          </table:table-cell>
          <table:table-cell table:formula="of:=0.96 + ([.D103]-[.$C$1])/([.$E$1]-[.$C$1])  * ([.$D$1]-[.$A$1])" office:value-type="float" office:value="0.983521774182142" calcext:value-type="float">
            <text:p>0.983521774182142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905" calcext:value-type="float">
            <text:p>905</text:p>
          </table:table-cell>
          <table:table-cell office:value-type="float" office:value="-1.16" calcext:value-type="float">
            <text:p>-1.16</text:p>
          </table:table-cell>
          <table:table-cell table:formula="of:=[.D103]+[.C104]" office:value-type="float" office:value="184.599" calcext:value-type="float">
            <text:p>184.599</text:p>
          </table:table-cell>
          <table:table-cell table:formula="of:=0.96 + ([.D104]-[.$C$1])/([.$E$1]-[.$C$1])  * ([.$D$1]-[.$A$1])" office:value-type="float" office:value="0.983193641005332" calcext:value-type="float">
            <text:p>0.983193641005332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967" calcext:value-type="float">
            <text:p>967</text:p>
          </table:table-cell>
          <table:table-cell office:value-type="float" office:value="-2.72" calcext:value-type="float">
            <text:p>-2.72</text:p>
          </table:table-cell>
          <table:table-cell table:formula="of:=[.D104]+[.C105]" office:value-type="float" office:value="181.879" calcext:value-type="float">
            <text:p>181.879</text:p>
          </table:table-cell>
          <table:table-cell table:formula="of:=0.96 + ([.D105]-[.$C$1])/([.$E$1]-[.$C$1])  * ([.$D$1]-[.$A$1])" office:value-type="float" office:value="0.982424225280398" calcext:value-type="float">
            <text:p>0.982424225280398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032" calcext:value-type="float">
            <text:p>1032</text:p>
          </table:table-cell>
          <table:table-cell office:value-type="float" office:value="-1.138" calcext:value-type="float">
            <text:p>-1.138</text:p>
          </table:table-cell>
          <table:table-cell table:formula="of:=[.D105]+[.C106]" office:value-type="float" office:value="180.741" calcext:value-type="float">
            <text:p>180.741</text:p>
          </table:table-cell>
          <table:table-cell table:formula="of:=0.96 + ([.D106]-[.$C$1])/([.$E$1]-[.$C$1])  * ([.$D$1]-[.$A$1])" office:value-type="float" office:value="0.98210231531901" calcext:value-type="float">
            <text:p>0.98210231531901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101" calcext:value-type="float">
            <text:p>1101</text:p>
          </table:table-cell>
          <table:table-cell office:value-type="float" office:value="-3.05" calcext:value-type="float">
            <text:p>-3.05</text:p>
          </table:table-cell>
          <table:table-cell table:formula="of:=[.D106]+[.C107]" office:value-type="float" office:value="177.691" calcext:value-type="float">
            <text:p>177.691</text:p>
          </table:table-cell>
          <table:table-cell table:formula="of:=0.96 + ([.D107]-[.$C$1])/([.$E$1]-[.$C$1])  * ([.$D$1]-[.$A$1])" office:value-type="float" office:value="0.981239551362743" calcext:value-type="float">
            <text:p>0.981239551362743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172" calcext:value-type="float">
            <text:p>1172</text:p>
          </table:table-cell>
          <table:table-cell office:value-type="float" office:value="-0.132" calcext:value-type="float">
            <text:p>-0.132</text:p>
          </table:table-cell>
          <table:table-cell table:formula="of:=[.D107]+[.C108]" office:value-type="float" office:value="177.559" calcext:value-type="float">
            <text:p>177.559</text:p>
          </table:table-cell>
          <table:table-cell table:formula="of:=0.96 + ([.D108]-[.$C$1])/([.$E$1]-[.$C$1])  * ([.$D$1]-[.$A$1])" office:value-type="float" office:value="0.981202212070209" calcext:value-type="float">
            <text:p>0.981202212070209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248" calcext:value-type="float">
            <text:p>1248</text:p>
          </table:table-cell>
          <table:table-cell office:value-type="float" office:value="-2.248" calcext:value-type="float">
            <text:p>-2.248</text:p>
          </table:table-cell>
          <table:table-cell table:formula="of:=[.D108]+[.C109]" office:value-type="float" office:value="175.311" calcext:value-type="float">
            <text:p>175.311</text:p>
          </table:table-cell>
          <table:table-cell table:formula="of:=0.96 + ([.D109]-[.$C$1])/([.$E$1]-[.$C$1])  * ([.$D$1]-[.$A$1])" office:value-type="float" office:value="0.980566312603426" calcext:value-type="float">
            <text:p>0.980566312603426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327" calcext:value-type="float">
            <text:p>1327</text:p>
          </table:table-cell>
          <table:table-cell office:value-type="float" office:value="0.889" calcext:value-type="float">
            <text:p>0.889</text:p>
          </table:table-cell>
          <table:table-cell table:formula="of:=[.D109]+[.C110]" office:value-type="float" office:value="176.2" calcext:value-type="float">
            <text:p>176.2</text:p>
          </table:table-cell>
          <table:table-cell table:formula="of:=0.96 + ([.D110]-[.$C$1])/([.$E$1]-[.$C$1])  * ([.$D$1]-[.$A$1])" office:value-type="float" office:value="0.98081778708117" calcext:value-type="float">
            <text:p>0.98081778708117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410" calcext:value-type="float">
            <text:p>1410</text:p>
          </table:table-cell>
          <table:table-cell office:value-type="float" office:value="-0.276" calcext:value-type="float">
            <text:p>-0.276</text:p>
          </table:table-cell>
          <table:table-cell table:formula="of:=[.D110]+[.C111]" office:value-type="float" office:value="175.924" calcext:value-type="float">
            <text:p>175.924</text:p>
          </table:table-cell>
          <table:table-cell table:formula="of:=0.96 + ([.D111]-[.$C$1])/([.$E$1]-[.$C$1])  * ([.$D$1]-[.$A$1])" office:value-type="float" office:value="0.980739714014964" calcext:value-type="float">
            <text:p>0.9807397140149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.76" calcext:value-type="float">
            <text:p>-4.76</text:p>
          </table:table-cell>
          <table:table-cell table:formula="of:=[.D111]+[.C112]" office:value-type="float" office:value="171.164" calcext:value-type="float">
            <text:p>171.164</text:p>
          </table:table-cell>
          <table:table-cell table:formula="of:=0.96 + ([.D112]-[.$C$1])/([.$E$1]-[.$C$1])  * ([.$D$1]-[.$A$1])" office:value-type="float" office:value="0.97939323649633" calcext:value-type="float">
            <text:p>0.979393236496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044" calcext:value-type="float">
            <text:p>2.044</text:p>
          </table:table-cell>
          <table:table-cell table:formula="of:=[.D112]+[.C113]" office:value-type="float" office:value="173.208" calcext:value-type="float">
            <text:p>173.208</text:p>
          </table:table-cell>
          <table:table-cell table:formula="of:=0.96 + ([.D113]-[.$C$1])/([.$E$1]-[.$C$1])  * ([.$D$1]-[.$A$1])" office:value-type="float" office:value="0.979971429783743" calcext:value-type="float">
            <text:p>0.9799714297837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711" calcext:value-type="float">
            <text:p>0.711</text:p>
          </table:table-cell>
          <table:table-cell table:formula="of:=[.D113]+[.C114]" office:value-type="float" office:value="173.919" calcext:value-type="float">
            <text:p>173.919</text:p>
          </table:table-cell>
          <table:table-cell table:formula="of:=0.96 + ([.D114]-[.$C$1])/([.$E$1]-[.$C$1])  * ([.$D$1]-[.$A$1])" office:value-type="float" office:value="0.980172552791254" calcext:value-type="float">
            <text:p>0.980172552791254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Y=1.5 : 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38.113" calcext:value-type="float">
            <text:p>238.113</text:p>
          </table:table-cell>
          <table:table-cell table:formula="of:=0.96 + ([.D119]-[.$C$1])/([.$E$1]-[.$C$1])  * ([.$D$1]-[.$A$1])" office:value-type="float" office:value="0.99833132964655" calcext:value-type="float">
            <text:p>0.9983313296465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float" office:value="-2.19" calcext:value-type="float">
            <text:p>-2.19</text:p>
          </table:table-cell>
          <table:table-cell table:formula="of:=[.D119]+[.C120]" office:value-type="float" office:value="235.923" calcext:value-type="float">
            <text:p>235.923</text:p>
          </table:table-cell>
          <table:table-cell table:formula="of:=0.96 + ([.D120]-[.$C$1])/([.$E$1]-[.$C$1])  * ([.$D$1]-[.$A$1])" office:value-type="float" office:value="0.997711836838607" calcext:value-type="float">
            <text:p>0.99771183683860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4" calcext:value-type="float">
            <text:p>174</text:p>
          </table:table-cell>
          <table:table-cell office:value-type="float" office:value="0.117" calcext:value-type="float">
            <text:p>0.117</text:p>
          </table:table-cell>
          <table:table-cell table:formula="of:=[.D120]+[.C121]" office:value-type="float" office:value="236.04" calcext:value-type="float">
            <text:p>236.04</text:p>
          </table:table-cell>
          <table:table-cell table:formula="of:=0.96 + ([.D121]-[.$C$1])/([.$E$1]-[.$C$1])  * ([.$D$1]-[.$A$1])" office:value-type="float" office:value="0.997744933029716" calcext:value-type="float">
            <text:p>0.99774493302971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6" calcext:value-type="float">
            <text:p>196</text:p>
          </table:table-cell>
          <table:table-cell office:value-type="float" office:value="-2.774" calcext:value-type="float">
            <text:p>-2.774</text:p>
          </table:table-cell>
          <table:table-cell table:formula="of:=[.D121]+[.C122]" office:value-type="float" office:value="233.266" calcext:value-type="float">
            <text:p>233.266</text:p>
          </table:table-cell>
          <table:table-cell table:formula="of:=0.96 + ([.D122]-[.$C$1])/([.$E$1]-[.$C$1])  * ([.$D$1]-[.$A$1])" office:value-type="float" office:value="0.996960242139655" calcext:value-type="float">
            <text:p>0.99696024213965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office:value-type="float" office:value="-3.143" calcext:value-type="float">
            <text:p>-3.143</text:p>
          </table:table-cell>
          <table:table-cell table:formula="of:=[.D122]+[.C123]" office:value-type="float" office:value="230.123" calcext:value-type="float">
            <text:p>230.123</text:p>
          </table:table-cell>
          <table:table-cell table:formula="of:=0.96 + ([.D123]-[.$C$1])/([.$E$1]-[.$C$1])  * ([.$D$1]-[.$A$1])" office:value-type="float" office:value="0.996071170954556" calcext:value-type="float">
            <text:p>0.99607117095455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5" calcext:value-type="float">
            <text:p>245</text:p>
          </table:table-cell>
          <table:table-cell office:value-type="float" office:value="0.123" calcext:value-type="float">
            <text:p>0.123</text:p>
          </table:table-cell>
          <table:table-cell table:formula="of:=[.D123]+[.C124]" office:value-type="float" office:value="230.246" calcext:value-type="float">
            <text:p>230.246</text:p>
          </table:table-cell>
          <table:table-cell table:formula="of:=0.96 + ([.D124]-[.$C$1])/([.$E$1]-[.$C$1])  * ([.$D$1]-[.$A$1])" office:value-type="float" office:value="0.996105964386235" calcext:value-type="float">
            <text:p>0.99610596438623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72" calcext:value-type="float">
            <text:p>272</text:p>
          </table:table-cell>
          <table:table-cell office:value-type="float" office:value="-3.483" calcext:value-type="float">
            <text:p>-3.483</text:p>
          </table:table-cell>
          <table:table-cell table:formula="of:=[.D124]+[.C125]" office:value-type="float" office:value="226.763" calcext:value-type="float">
            <text:p>226.763</text:p>
          </table:table-cell>
          <table:table-cell table:formula="of:=0.96 + ([.D125]-[.$C$1])/([.$E$1]-[.$C$1])  * ([.$D$1]-[.$A$1])" office:value-type="float" office:value="0.99512071623552" calcext:value-type="float">
            <text:p>0.9951207162355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00" calcext:value-type="float">
            <text:p>300</text:p>
          </table:table-cell>
          <table:table-cell office:value-type="float" office:value="-3.932" calcext:value-type="float">
            <text:p>-3.932</text:p>
          </table:table-cell>
          <table:table-cell table:formula="of:=[.D125]+[.C126]" office:value-type="float" office:value="222.831" calcext:value-type="float">
            <text:p>222.831</text:p>
          </table:table-cell>
          <table:table-cell table:formula="of:=0.96 + ([.D126]-[.$C$1])/([.$E$1]-[.$C$1])  * ([.$D$1]-[.$A$1])" office:value-type="float" office:value="0.994008457915506" calcext:value-type="float">
            <text:p>0.99400845791550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30" calcext:value-type="float">
            <text:p>330</text:p>
          </table:table-cell>
          <table:table-cell office:value-type="float" office:value="-4.199" calcext:value-type="float">
            <text:p>-4.199</text:p>
          </table:table-cell>
          <table:table-cell table:formula="of:=[.D126]+[.C127]" office:value-type="float" office:value="218.632" calcext:value-type="float">
            <text:p>218.632</text:p>
          </table:table-cell>
          <table:table-cell table:formula="of:=0.96 + ([.D127]-[.$C$1])/([.$E$1]-[.$C$1])  * ([.$D$1]-[.$A$1])" office:value-type="float" office:value="0.992820672390139" calcext:value-type="float">
            <text:p>0.99282067239013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2" calcext:value-type="float">
            <text:p>362</text:p>
          </table:table-cell>
          <table:table-cell office:value-type="float" office:value="-2.304" calcext:value-type="float">
            <text:p>-2.304</text:p>
          </table:table-cell>
          <table:table-cell table:formula="of:=[.D127]+[.C128]" office:value-type="float" office:value="216.328" calcext:value-type="float">
            <text:p>216.328</text:p>
          </table:table-cell>
          <table:table-cell table:formula="of:=0.96 + ([.D128]-[.$C$1])/([.$E$1]-[.$C$1])  * ([.$D$1]-[.$A$1])" office:value-type="float" office:value="0.992168932011371" calcext:value-type="float">
            <text:p>0.99216893201137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95" calcext:value-type="float">
            <text:p>395</text:p>
          </table:table-cell>
          <table:table-cell office:value-type="float" office:value="-4.634" calcext:value-type="float">
            <text:p>-4.634</text:p>
          </table:table-cell>
          <table:table-cell table:formula="of:=[.D128]+[.C129]" office:value-type="float" office:value="211.694" calcext:value-type="float">
            <text:p>211.694</text:p>
          </table:table-cell>
          <table:table-cell table:formula="of:=0.96 + ([.D129]-[.$C$1])/([.$E$1]-[.$C$1])  * ([.$D$1]-[.$A$1])" office:value-type="float" office:value="0.990858096544701" calcext:value-type="float">
            <text:p>0.990858096544701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30" calcext:value-type="float">
            <text:p>430</text:p>
          </table:table-cell>
          <table:table-cell office:value-type="float" office:value="-0.774" calcext:value-type="float">
            <text:p>-0.774</text:p>
          </table:table-cell>
          <table:table-cell table:formula="of:=[.D129]+[.C130]" office:value-type="float" office:value="210.92" calcext:value-type="float">
            <text:p>210.92</text:p>
          </table:table-cell>
          <table:table-cell table:formula="of:=0.96 + ([.D130]-[.$C$1])/([.$E$1]-[.$C$1])  * ([.$D$1]-[.$A$1])" office:value-type="float" office:value="0.990639152511209" calcext:value-type="float">
            <text:p>0.990639152511209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68" calcext:value-type="float">
            <text:p>468</text:p>
          </table:table-cell>
          <table:table-cell office:value-type="float" office:value="-8.247" calcext:value-type="float">
            <text:p>-8.247</text:p>
          </table:table-cell>
          <table:table-cell table:formula="of:=[.D130]+[.C131]" office:value-type="float" office:value="202.673" calcext:value-type="float">
            <text:p>202.673</text:p>
          </table:table-cell>
          <table:table-cell table:formula="of:=0.96 + ([.D131]-[.$C$1])/([.$E$1]-[.$C$1])  * ([.$D$1]-[.$A$1])" office:value-type="float" office:value="0.988306295348146" calcext:value-type="float">
            <text:p>0.98830629534814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07" calcext:value-type="float">
            <text:p>507</text:p>
          </table:table-cell>
          <table:table-cell office:value-type="float" office:value="-3.867" calcext:value-type="float">
            <text:p>-3.867</text:p>
          </table:table-cell>
          <table:table-cell table:formula="of:=[.D131]+[.C132]" office:value-type="float" office:value="198.806" calcext:value-type="float">
            <text:p>198.806</text:p>
          </table:table-cell>
          <table:table-cell table:formula="of:=0.96 + ([.D132]-[.$C$1])/([.$E$1]-[.$C$1])  * ([.$D$1]-[.$A$1])" office:value-type="float" office:value="0.98721242380097" calcext:value-type="float">
            <text:p>0.98721242380097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48" calcext:value-type="float">
            <text:p>548</text:p>
          </table:table-cell>
          <table:table-cell office:value-type="float" office:value="-2.093" calcext:value-type="float">
            <text:p>-2.093</text:p>
          </table:table-cell>
          <table:table-cell table:formula="of:=[.D132]+[.C133]" office:value-type="float" office:value="196.713" calcext:value-type="float">
            <text:p>196.713</text:p>
          </table:table-cell>
          <table:table-cell table:formula="of:=0.96 + ([.D133]-[.$C$1])/([.$E$1]-[.$C$1])  * ([.$D$1]-[.$A$1])" office:value-type="float" office:value="0.986620369715571" calcext:value-type="float">
            <text:p>0.98662036971557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92" calcext:value-type="float">
            <text:p>592</text:p>
          </table:table-cell>
          <table:table-cell office:value-type="float" office:value="-4.552" calcext:value-type="float">
            <text:p>-4.552</text:p>
          </table:table-cell>
          <table:table-cell table:formula="of:=[.D133]+[.C134]" office:value-type="float" office:value="192.161" calcext:value-type="float">
            <text:p>192.161</text:p>
          </table:table-cell>
          <table:table-cell table:formula="of:=0.96 + ([.D134]-[.$C$1])/([.$E$1]-[.$C$1])  * ([.$D$1]-[.$A$1])" office:value-type="float" office:value="0.98533272987002" calcext:value-type="float">
            <text:p>0.98533272987002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38" calcext:value-type="float">
            <text:p>638</text:p>
          </table:table-cell>
          <table:table-cell office:value-type="float" office:value="-5.458" calcext:value-type="float">
            <text:p>-5.458</text:p>
          </table:table-cell>
          <table:table-cell table:formula="of:=[.D134]+[.C135]" office:value-type="float" office:value="186.703" calcext:value-type="float">
            <text:p>186.703</text:p>
          </table:table-cell>
          <table:table-cell table:formula="of:=0.96 + ([.D135]-[.$C$1])/([.$E$1]-[.$C$1])  * ([.$D$1]-[.$A$1])" office:value-type="float" office:value="0.983788806698443" calcext:value-type="float">
            <text:p>0.983788806698443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86" calcext:value-type="float">
            <text:p>686</text:p>
          </table:table-cell>
          <table:table-cell office:value-type="float" office:value="-4.285" calcext:value-type="float">
            <text:p>-4.285</text:p>
          </table:table-cell>
          <table:table-cell table:formula="of:=[.D135]+[.C136]" office:value-type="float" office:value="182.418" calcext:value-type="float">
            <text:p>182.418</text:p>
          </table:table-cell>
          <table:table-cell table:formula="of:=0.96 + ([.D136]-[.$C$1])/([.$E$1]-[.$C$1])  * ([.$D$1]-[.$A$1])" office:value-type="float" office:value="0.982576694058244" calcext:value-type="float">
            <text:p>0.982576694058244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37" calcext:value-type="float">
            <text:p>737</text:p>
          </table:table-cell>
          <table:table-cell office:value-type="float" office:value="-5.975" calcext:value-type="float">
            <text:p>-5.975</text:p>
          </table:table-cell>
          <table:table-cell table:formula="of:=[.D136]+[.C137]" office:value-type="float" office:value="176.443" calcext:value-type="float">
            <text:p>176.443</text:p>
          </table:table-cell>
          <table:table-cell table:formula="of:=0.96 + ([.D137]-[.$C$1])/([.$E$1]-[.$C$1])  * ([.$D$1]-[.$A$1])" office:value-type="float" office:value="0.980886525324244" calcext:value-type="float">
            <text:p>0.980886525324244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90" calcext:value-type="float">
            <text:p>790</text:p>
          </table:table-cell>
          <table:table-cell office:value-type="float" office:value="-3.562" calcext:value-type="float">
            <text:p>-3.562</text:p>
          </table:table-cell>
          <table:table-cell table:formula="of:=[.D137]+[.C138]" office:value-type="float" office:value="172.881" calcext:value-type="float">
            <text:p>172.881</text:p>
          </table:table-cell>
          <table:table-cell table:formula="of:=0.96 + ([.D138]-[.$C$1])/([.$E$1]-[.$C$1])  * ([.$D$1]-[.$A$1])" office:value-type="float" office:value="0.979878930172694" calcext:value-type="float">
            <text:p>0.979878930172694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46" calcext:value-type="float">
            <text:p>846</text:p>
          </table:table-cell>
          <table:table-cell office:value-type="float" office:value="-4.76" calcext:value-type="float">
            <text:p>-4.76</text:p>
          </table:table-cell>
          <table:table-cell table:formula="of:=[.D138]+[.C139]" office:value-type="float" office:value="168.121" calcext:value-type="float">
            <text:p>168.121</text:p>
          </table:table-cell>
          <table:table-cell table:formula="of:=0.96 + ([.D139]-[.$C$1])/([.$E$1]-[.$C$1])  * ([.$D$1]-[.$A$1])" office:value-type="float" office:value="0.97853245265406" calcext:value-type="float">
            <text:p>0.97853245265406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905" calcext:value-type="float">
            <text:p>905</text:p>
          </table:table-cell>
          <table:table-cell office:value-type="float" office:value="-5.465" calcext:value-type="float">
            <text:p>-5.465</text:p>
          </table:table-cell>
          <table:table-cell table:formula="of:=[.D139]+[.C140]" office:value-type="float" office:value="162.656" calcext:value-type="float">
            <text:p>162.656</text:p>
          </table:table-cell>
          <table:table-cell table:formula="of:=0.96 + ([.D140]-[.$C$1])/([.$E$1]-[.$C$1])  * ([.$D$1]-[.$A$1])" office:value-type="float" office:value="0.976986549368485" calcext:value-type="float">
            <text:p>0.976986549368485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967" calcext:value-type="float">
            <text:p>967</text:p>
          </table:table-cell>
          <table:table-cell office:value-type="float" office:value="-4.3" calcext:value-type="float">
            <text:p>-4.3</text:p>
          </table:table-cell>
          <table:table-cell table:formula="of:=[.D140]+[.C141]" office:value-type="float" office:value="158.356" calcext:value-type="float">
            <text:p>158.356</text:p>
          </table:table-cell>
          <table:table-cell table:formula="of:=0.96 + ([.D141]-[.$C$1])/([.$E$1]-[.$C$1])  * ([.$D$1]-[.$A$1])" office:value-type="float" office:value="0.975770193626862" calcext:value-type="float">
            <text:p>0.975770193626862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032" calcext:value-type="float">
            <text:p>1032</text:p>
          </table:table-cell>
          <table:table-cell office:value-type="float" office:value="-6.183" calcext:value-type="float">
            <text:p>-6.183</text:p>
          </table:table-cell>
          <table:table-cell table:formula="of:=[.D141]+[.C142]" office:value-type="float" office:value="152.173" calcext:value-type="float">
            <text:p>152.173</text:p>
          </table:table-cell>
          <table:table-cell table:formula="of:=0.96 + ([.D142]-[.$C$1])/([.$E$1]-[.$C$1])  * ([.$D$1]-[.$A$1])" office:value-type="float" office:value="0.974021187219778" calcext:value-type="float">
            <text:p>0.974021187219778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101" calcext:value-type="float">
            <text:p>1101</text:p>
          </table:table-cell>
          <table:table-cell office:value-type="float" office:value="-4.72" calcext:value-type="float">
            <text:p>-4.72</text:p>
          </table:table-cell>
          <table:table-cell table:formula="of:=[.D142]+[.C143]" office:value-type="float" office:value="147.453" calcext:value-type="float">
            <text:p>147.453</text:p>
          </table:table-cell>
          <table:table-cell table:formula="of:=0.96 + ([.D143]-[.$C$1])/([.$E$1]-[.$C$1])  * ([.$D$1]-[.$A$1])" office:value-type="float" office:value="0.972686024638275" calcext:value-type="float">
            <text:p>0.972686024638275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172" calcext:value-type="float">
            <text:p>1172</text:p>
          </table:table-cell>
          <table:table-cell office:value-type="float" office:value="-4.093" calcext:value-type="float">
            <text:p>-4.093</text:p>
          </table:table-cell>
          <table:table-cell table:formula="of:=[.D143]+[.C144]" office:value-type="float" office:value="143.36" calcext:value-type="float">
            <text:p>143.36</text:p>
          </table:table-cell>
          <table:table-cell table:formula="of:=0.96 + ([.D144]-[.$C$1])/([.$E$1]-[.$C$1])  * ([.$D$1]-[.$A$1])" office:value-type="float" office:value="0.971528223696307" calcext:value-type="float">
            <text:p>0.971528223696307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248" calcext:value-type="float">
            <text:p>1248</text:p>
          </table:table-cell>
          <table:table-cell office:value-type="float" office:value="-3.915" calcext:value-type="float">
            <text:p>-3.915</text:p>
          </table:table-cell>
          <table:table-cell table:formula="of:=[.D144]+[.C145]" office:value-type="float" office:value="139.445" calcext:value-type="float">
            <text:p>139.445</text:p>
          </table:table-cell>
          <table:table-cell table:formula="of:=0.96 + ([.D145]-[.$C$1])/([.$E$1]-[.$C$1])  * ([.$D$1]-[.$A$1])" office:value-type="float" office:value="0.970420774224573" calcext:value-type="float">
            <text:p>0.9704207742245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-8.52" calcext:value-type="float">
            <text:p>-8.52</text:p>
          </table:table-cell>
          <table:table-cell table:formula="of:=[.D145]+[.C146]" office:value-type="float" office:value="130.925" calcext:value-type="float">
            <text:p>130.925</text:p>
          </table:table-cell>
          <table:table-cell table:formula="of:=0.96 + ([.D146]-[.$C$1])/([.$E$1]-[.$C$1])  * ([.$D$1]-[.$A$1])" office:value-type="float" office:value="0.968010692615589" calcext:value-type="float">
            <text:p>0.9680106926155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.929" calcext:value-type="float">
            <text:p>-2.929</text:p>
          </table:table-cell>
          <table:table-cell table:formula="of:=[.D146]+[.C147]" office:value-type="float" office:value="127.996" calcext:value-type="float">
            <text:p>127.996</text:p>
          </table:table-cell>
          <table:table-cell table:formula="of:=0.96 + ([.D147]-[.$C$1])/([.$E$1]-[.$C$1])  * ([.$D$1]-[.$A$1])" office:value-type="float" office:value="0.967182156344144" calcext:value-type="float">
            <text:p>0.9671821563441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161" calcext:value-type="float">
            <text:p>-5.161</text:p>
          </table:table-cell>
          <table:table-cell table:formula="of:=[.D147]+[.C148]" office:value-type="float" office:value="122.835" calcext:value-type="float">
            <text:p>122.835</text:p>
          </table:table-cell>
          <table:table-cell table:formula="of:=0.96 + ([.D148]-[.$C$1])/([.$E$1]-[.$C$1])  * ([.$D$1]-[.$A$1])" office:value-type="float" office:value="0.965722246580767" calcext:value-type="float">
            <text:p>0.96572224658076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Y=2.0 : 2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38.759" calcext:value-type="float">
            <text:p>238.759</text:p>
          </table:table-cell>
          <table:table-cell table:formula="of:=0.96 + ([.D152]-[.$C$1])/([.$E$1]-[.$C$1])  * ([.$D$1]-[.$A$1])" office:value-type="float" office:value="0.998514065881222" calcext:value-type="float">
            <text:p>0.99851406588122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float" office:value="-1.716" calcext:value-type="float">
            <text:p>-1.716</text:p>
          </table:table-cell>
          <table:table-cell table:formula="of:=[.D152]+[.C153]" office:value-type="float" office:value="237.043" calcext:value-type="float">
            <text:p>237.043</text:p>
          </table:table-cell>
          <table:table-cell table:formula="of:=0.96 + ([.D153]-[.$C$1])/([.$E$1]-[.$C$1])  * ([.$D$1]-[.$A$1])" office:value-type="float" office:value="0.998028655078285" calcext:value-type="float">
            <text:p>0.99802865507828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4" calcext:value-type="float">
            <text:p>174</text:p>
          </table:table-cell>
          <table:table-cell office:value-type="float" office:value="-2.533" calcext:value-type="float">
            <text:p>-2.533</text:p>
          </table:table-cell>
          <table:table-cell table:formula="of:=[.D153]+[.C154]" office:value-type="float" office:value="234.51" calcext:value-type="float">
            <text:p>234.51</text:p>
          </table:table-cell>
          <table:table-cell table:formula="of:=0.96 + ([.D154]-[.$C$1])/([.$E$1]-[.$C$1])  * ([.$D$1]-[.$A$1])" office:value-type="float" office:value="0.99731213668444" calcext:value-type="float">
            <text:p>0.9973121366844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6" calcext:value-type="float">
            <text:p>196</text:p>
          </table:table-cell>
          <table:table-cell office:value-type="float" office:value="-2.869" calcext:value-type="float">
            <text:p>-2.869</text:p>
          </table:table-cell>
          <table:table-cell table:formula="of:=[.D154]+[.C155]" office:value-type="float" office:value="231.641" calcext:value-type="float">
            <text:p>231.641</text:p>
          </table:table-cell>
          <table:table-cell table:formula="of:=0.96 + ([.D155]-[.$C$1])/([.$E$1]-[.$C$1])  * ([.$D$1]-[.$A$1])" office:value-type="float" office:value="0.996500572818692" calcext:value-type="float">
            <text:p>0.99650057281869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office:value-type="float" office:value="-2.911" calcext:value-type="float">
            <text:p>-2.911</text:p>
          </table:table-cell>
          <table:table-cell table:formula="of:=[.D155]+[.C156]" office:value-type="float" office:value="228.73" calcext:value-type="float">
            <text:p>228.73</text:p>
          </table:table-cell>
          <table:table-cell table:formula="of:=0.96 + ([.D156]-[.$C$1])/([.$E$1]-[.$C$1])  * ([.$D$1]-[.$A$1])" office:value-type="float" office:value="0.995677128268956" calcext:value-type="float">
            <text:p>0.99567712826895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5" calcext:value-type="float">
            <text:p>245</text:p>
          </table:table-cell>
          <table:table-cell office:value-type="float" office:value="0.045" calcext:value-type="float">
            <text:p>0.045</text:p>
          </table:table-cell>
          <table:table-cell table:formula="of:=[.D156]+[.C157]" office:value-type="float" office:value="228.775" calcext:value-type="float">
            <text:p>228.775</text:p>
          </table:table-cell>
          <table:table-cell table:formula="of:=0.96 + ([.D157]-[.$C$1])/([.$E$1]-[.$C$1])  * ([.$D$1]-[.$A$1])" office:value-type="float" office:value="0.995689857573229" calcext:value-type="float">
            <text:p>0.99568985757322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72" calcext:value-type="float">
            <text:p>272</text:p>
          </table:table-cell>
          <table:table-cell office:value-type="float" office:value="-7.596" calcext:value-type="float">
            <text:p>-7.596</text:p>
          </table:table-cell>
          <table:table-cell table:formula="of:=[.D157]+[.C158]" office:value-type="float" office:value="221.179" calcext:value-type="float">
            <text:p>221.179</text:p>
          </table:table-cell>
          <table:table-cell table:formula="of:=0.96 + ([.D158]-[.$C$1])/([.$E$1]-[.$C$1])  * ([.$D$1]-[.$A$1])" office:value-type="float" office:value="0.99354115101198" calcext:value-type="float">
            <text:p>0.9935411510119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00" calcext:value-type="float">
            <text:p>300</text:p>
          </table:table-cell>
          <table:table-cell office:value-type="float" office:value="1.216" calcext:value-type="float">
            <text:p>1.216</text:p>
          </table:table-cell>
          <table:table-cell table:formula="of:=[.D158]+[.C159]" office:value-type="float" office:value="222.395" calcext:value-type="float">
            <text:p>222.395</text:p>
          </table:table-cell>
          <table:table-cell table:formula="of:=0.96 + ([.D159]-[.$C$1])/([.$E$1]-[.$C$1])  * ([.$D$1]-[.$A$1])" office:value-type="float" office:value="0.993885125100774" calcext:value-type="float">
            <text:p>0.99388512510077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30" calcext:value-type="float">
            <text:p>330</text:p>
          </table:table-cell>
          <table:table-cell office:value-type="float" office:value="-6.086" calcext:value-type="float">
            <text:p>-6.086</text:p>
          </table:table-cell>
          <table:table-cell table:formula="of:=[.D159]+[.C160]" office:value-type="float" office:value="216.309" calcext:value-type="float">
            <text:p>216.309</text:p>
          </table:table-cell>
          <table:table-cell table:formula="of:=0.96 + ([.D160]-[.$C$1])/([.$E$1]-[.$C$1])  * ([.$D$1]-[.$A$1])" office:value-type="float" office:value="0.992163557416234" calcext:value-type="float">
            <text:p>0.99216355741623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2" calcext:value-type="float">
            <text:p>362</text:p>
          </table:table-cell>
          <table:table-cell office:value-type="float" office:value="-8.392" calcext:value-type="float">
            <text:p>-8.392</text:p>
          </table:table-cell>
          <table:table-cell table:formula="of:=[.D160]+[.C161]" office:value-type="float" office:value="207.917" calcext:value-type="float">
            <text:p>207.917</text:p>
          </table:table-cell>
          <table:table-cell table:formula="of:=0.96 + ([.D161]-[.$C$1])/([.$E$1]-[.$C$1])  * ([.$D$1]-[.$A$1])" office:value-type="float" office:value="0.98978968360607" calcext:value-type="float">
            <text:p>0.98978968360607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95" calcext:value-type="float">
            <text:p>395</text:p>
          </table:table-cell>
          <table:table-cell office:value-type="float" office:value="-2.256" calcext:value-type="float">
            <text:p>-2.256</text:p>
          </table:table-cell>
          <table:table-cell table:formula="of:=[.D161]+[.C162]" office:value-type="float" office:value="205.661" calcext:value-type="float">
            <text:p>205.661</text:p>
          </table:table-cell>
          <table:table-cell table:formula="of:=0.96 + ([.D162]-[.$C$1])/([.$E$1]-[.$C$1])  * ([.$D$1]-[.$A$1])" office:value-type="float" office:value="0.989151521151861" calcext:value-type="float">
            <text:p>0.989151521151861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30" calcext:value-type="float">
            <text:p>430</text:p>
          </table:table-cell>
          <table:table-cell office:value-type="float" office:value="-4.41" calcext:value-type="float">
            <text:p>-4.41</text:p>
          </table:table-cell>
          <table:table-cell table:formula="of:=[.D162]+[.C163]" office:value-type="float" office:value="201.251" calcext:value-type="float">
            <text:p>201.251</text:p>
          </table:table-cell>
          <table:table-cell table:formula="of:=0.96 + ([.D163]-[.$C$1])/([.$E$1]-[.$C$1])  * ([.$D$1]-[.$A$1])" office:value-type="float" office:value="0.987904049333126" calcext:value-type="float">
            <text:p>0.98790404933312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68" calcext:value-type="float">
            <text:p>468</text:p>
          </table:table-cell>
          <table:table-cell office:value-type="float" office:value="-2.987" calcext:value-type="float">
            <text:p>-2.987</text:p>
          </table:table-cell>
          <table:table-cell table:formula="of:=[.D163]+[.C164]" office:value-type="float" office:value="198.264" calcext:value-type="float">
            <text:p>198.264</text:p>
          </table:table-cell>
          <table:table-cell table:formula="of:=0.96 + ([.D164]-[.$C$1])/([.$E$1]-[.$C$1])  * ([.$D$1]-[.$A$1])" office:value-type="float" office:value="0.98705910640284" calcext:value-type="float">
            <text:p>0.98705910640284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07" calcext:value-type="float">
            <text:p>507</text:p>
          </table:table-cell>
          <table:table-cell office:value-type="float" office:value="-4.707" calcext:value-type="float">
            <text:p>-4.707</text:p>
          </table:table-cell>
          <table:table-cell table:formula="of:=[.D164]+[.C165]" office:value-type="float" office:value="193.557" calcext:value-type="float">
            <text:p>193.557</text:p>
          </table:table-cell>
          <table:table-cell table:formula="of:=0.96 + ([.D165]-[.$C$1])/([.$E$1]-[.$C$1])  * ([.$D$1]-[.$A$1])" office:value-type="float" office:value="0.985727621175905" calcext:value-type="float">
            <text:p>0.985727621175905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48" calcext:value-type="float">
            <text:p>548</text:p>
          </table:table-cell>
          <table:table-cell office:value-type="float" office:value="-6.428" calcext:value-type="float">
            <text:p>-6.428</text:p>
          </table:table-cell>
          <table:table-cell table:formula="of:=[.D165]+[.C166]" office:value-type="float" office:value="187.129" calcext:value-type="float">
            <text:p>187.129</text:p>
          </table:table-cell>
          <table:table-cell table:formula="of:=0.96 + ([.D166]-[.$C$1])/([.$E$1]-[.$C$1])  * ([.$D$1]-[.$A$1])" office:value-type="float" office:value="0.983909310778892" calcext:value-type="float">
            <text:p>0.983909310778892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92" calcext:value-type="float">
            <text:p>592</text:p>
          </table:table-cell>
          <table:table-cell office:value-type="float" office:value="-6.466" calcext:value-type="float">
            <text:p>-6.466</text:p>
          </table:table-cell>
          <table:table-cell table:formula="of:=[.D166]+[.C167]" office:value-type="float" office:value="180.663" calcext:value-type="float">
            <text:p>180.663</text:p>
          </table:table-cell>
          <table:table-cell table:formula="of:=0.96 + ([.D167]-[.$C$1])/([.$E$1]-[.$C$1])  * ([.$D$1]-[.$A$1])" office:value-type="float" office:value="0.982080251191604" calcext:value-type="float">
            <text:p>0.982080251191604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38" calcext:value-type="float">
            <text:p>638</text:p>
          </table:table-cell>
          <table:table-cell office:value-type="float" office:value="-7.053" calcext:value-type="float">
            <text:p>-7.053</text:p>
          </table:table-cell>
          <table:table-cell table:formula="of:=[.D167]+[.C168]" office:value-type="float" office:value="173.61" calcext:value-type="float">
            <text:p>173.61</text:p>
          </table:table-cell>
          <table:table-cell table:formula="of:=0.96 + ([.D168]-[.$C$1])/([.$E$1]-[.$C$1])  * ([.$D$1]-[.$A$1])" office:value-type="float" office:value="0.980085144901914" calcext:value-type="float">
            <text:p>0.980085144901914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86" calcext:value-type="float">
            <text:p>686</text:p>
          </table:table-cell>
          <table:table-cell office:value-type="float" office:value="-3.688" calcext:value-type="float">
            <text:p>-3.688</text:p>
          </table:table-cell>
          <table:table-cell table:formula="of:=[.D168]+[.C169]" office:value-type="float" office:value="169.922" calcext:value-type="float">
            <text:p>169.922</text:p>
          </table:table-cell>
          <table:table-cell table:formula="of:=0.96 + ([.D169]-[.$C$1])/([.$E$1]-[.$C$1])  * ([.$D$1]-[.$A$1])" office:value-type="float" office:value="0.9790419076984" calcext:value-type="float">
            <text:p>0.9790419076984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37" calcext:value-type="float">
            <text:p>737</text:p>
          </table:table-cell>
          <table:table-cell office:value-type="float" office:value="-7.396" calcext:value-type="float">
            <text:p>-7.396</text:p>
          </table:table-cell>
          <table:table-cell table:formula="of:=[.D169]+[.C170]" office:value-type="float" office:value="162.526" calcext:value-type="float">
            <text:p>162.526</text:p>
          </table:table-cell>
          <table:table-cell table:formula="of:=0.96 + ([.D170]-[.$C$1])/([.$E$1]-[.$C$1])  * ([.$D$1]-[.$A$1])" office:value-type="float" office:value="0.976949775822808" calcext:value-type="float">
            <text:p>0.976949775822808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90" calcext:value-type="float">
            <text:p>790</text:p>
          </table:table-cell>
          <table:table-cell office:value-type="float" office:value="-3.955" calcext:value-type="float">
            <text:p>-3.955</text:p>
          </table:table-cell>
          <table:table-cell table:formula="of:=[.D170]+[.C171]" office:value-type="float" office:value="158.571" calcext:value-type="float">
            <text:p>158.571</text:p>
          </table:table-cell>
          <table:table-cell table:formula="of:=0.96 + ([.D171]-[.$C$1])/([.$E$1]-[.$C$1])  * ([.$D$1]-[.$A$1])" office:value-type="float" office:value="0.975831011413943" calcext:value-type="float">
            <text:p>0.975831011413943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46" calcext:value-type="float">
            <text:p>846</text:p>
          </table:table-cell>
          <table:table-cell office:value-type="float" office:value="-7.335" calcext:value-type="float">
            <text:p>-7.335</text:p>
          </table:table-cell>
          <table:table-cell table:formula="of:=[.D171]+[.C172]" office:value-type="float" office:value="151.236" calcext:value-type="float">
            <text:p>151.236</text:p>
          </table:table-cell>
          <table:table-cell table:formula="of:=0.96 + ([.D172]-[.$C$1])/([.$E$1]-[.$C$1])  * ([.$D$1]-[.$A$1])" office:value-type="float" office:value="0.973756134817476" calcext:value-type="float">
            <text:p>0.973756134817476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905" calcext:value-type="float">
            <text:p>905</text:p>
          </table:table-cell>
          <table:table-cell office:value-type="float" office:value="-5.484" calcext:value-type="float">
            <text:p>-5.484</text:p>
          </table:table-cell>
          <table:table-cell table:formula="of:=[.D172]+[.C173]" office:value-type="float" office:value="145.752" calcext:value-type="float">
            <text:p>145.752</text:p>
          </table:table-cell>
          <table:table-cell table:formula="of:=0.96 + ([.D173]-[.$C$1])/([.$E$1]-[.$C$1])  * ([.$D$1]-[.$A$1])" office:value-type="float" office:value="0.972204856936764" calcext:value-type="float">
            <text:p>0.972204856936764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967" calcext:value-type="float">
            <text:p>967</text:p>
          </table:table-cell>
          <table:table-cell office:value-type="float" office:value="-6.689" calcext:value-type="float">
            <text:p>-6.689</text:p>
          </table:table-cell>
          <table:table-cell table:formula="of:=[.D173]+[.C174]" office:value-type="float" office:value="139.063" calcext:value-type="float">
            <text:p>139.063</text:p>
          </table:table-cell>
          <table:table-cell table:formula="of:=0.96 + ([.D174]-[.$C$1])/([.$E$1]-[.$C$1])  * ([.$D$1]-[.$A$1])" office:value-type="float" office:value="0.970312716574968" calcext:value-type="float">
            <text:p>0.970312716574968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032" calcext:value-type="float">
            <text:p>1032</text:p>
          </table:table-cell>
          <table:table-cell office:value-type="float" office:value="-8.849" calcext:value-type="float">
            <text:p>-8.849</text:p>
          </table:table-cell>
          <table:table-cell table:formula="of:=[.D174]+[.C175]" office:value-type="float" office:value="130.214" calcext:value-type="float">
            <text:p>130.214</text:p>
          </table:table-cell>
          <table:table-cell table:formula="of:=0.96 + ([.D175]-[.$C$1])/([.$E$1]-[.$C$1])  * ([.$D$1]-[.$A$1])" office:value-type="float" office:value="0.967809569608079" calcext:value-type="float">
            <text:p>0.9678095696080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-8.984" calcext:value-type="float">
            <text:p>-8.984</text:p>
          </table:table-cell>
          <table:table-cell table:formula="of:=[.D175]+[.C176]" office:value-type="float" office:value="121.23" calcext:value-type="float">
            <text:p>121.23</text:p>
          </table:table-cell>
          <table:table-cell table:formula="of:=0.96 + ([.D176]-[.$C$1])/([.$E$1]-[.$C$1])  * ([.$D$1]-[.$A$1])" office:value-type="float" office:value="0.965268234728371" calcext:value-type="float">
            <text:p>0.9652682347283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5.86" calcext:value-type="float">
            <text:p>105.86</text:p>
          </table:table-cell>
          <table:table-cell table:formula="of:=0.96 + ([.D177]-[.$C$1])/([.$E$1]-[.$C$1])  * ([.$D$1]-[.$A$1])" office:value-type="float" office:value="0.960920470135638" calcext:value-type="float">
            <text:p>0.9609204701356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-7.8483" calcext:value-type="float">
            <text:p>-7.848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09:15:07.241782828</meta:creation-date>
    <dc:date>2019-08-01T10:03:08.136412361</dc:date>
    <meta:editing-duration>PT37M47S</meta:editing-duration>
    <meta:editing-cycles>9</meta:editing-cycles>
    <meta:generator>LibreOffice/6.0.7.3$Linux_X86_64 LibreOffice_project/00m0$Build-3</meta:generator>
    <meta:document-statistic meta:table-count="1" meta:cell-count="785" meta:object-count="0"/>
  </office:meta>
</office:document-meta>
</file>